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51.56mm"/>
    </style:style>
    <style:style style:name="co2" style:family="table-column">
      <style:table-column-properties fo:break-before="auto" style:column-width="174.68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mpare_resul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Mobile = <text:s/>223 <text:s/>AMPages = <text:s/>2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sit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MPage</text:p>
          </table:table-cell>
          <table:table-cell office:value-type="string" calcext:value-type="string">
            <text:p>Mobile-AMPage</text:p>
          </table:table-cell>
          <table:table-cell office:value-type="string" calcext:value-type="string">
            <text:p>Mobile/AMPage</text:p>
          </table:table-cell>
          <table:table-cell office:value-type="string" calcext:value-type="string">
            <text:p>Rank</text:p>
          </table:table-cell>
          <table:table-cell table:number-columns-repeated="2"/>
          <table:table-cell office:value-type="string" calcext:value-type="string">
            <text:p>mobile/amp range</text:p>
          </table:table-cell>
          <table:table-cell office:value-type="string" calcext:value-type="string">
            <text:p>cou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siness-profile-review-best-practices-tripadvisor-yelp-276247</text:p>
          </table:table-cell>
          <table:table-cell office:value-type="float" office:value="23491.901262" calcext:value-type="float">
            <text:p>23491.901262</text:p>
          </table:table-cell>
          <table:table-cell office:value-type="float" office:value="3247.46846" calcext:value-type="float">
            <text:p>3247.46846</text:p>
          </table:table-cell>
          <table:table-cell office:value-type="float" office:value="20244.432802" calcext:value-type="float">
            <text:p>20244.432802</text:p>
          </table:table-cell>
          <table:table-cell table:formula="of:=[.C3]/[.D3]" office:value-type="float" office:value="7.23391206145848" calcext:value-type="float">
            <text:p>7.2339120615</text:p>
          </table:table-cell>
          <table:table-cell table:formula="of:=RANK([.F3];[.$F$3:.$F$200])"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L3]-[.L4]" office:value-type="float" office:value="6" calcext:value-type="float">
            <text:p>6</text:p>
          </table:table-cell>
          <table:table-cell table:formula="of:=COUNTIF([.$F$3:.$F$168];&quot;&gt;0.1&quot;)" office:value-type="float" office:value="166" calcext:value-type="float">
            <text:p>166</text:p>
          </table:table-cell>
          <table:table-cell table:formula="of:=SUM([.K3:.$K$3])/SUM([.$K$3:.$K$22])" office:value-type="float" office:value="0.036144578313253" calcext:value-type="float">
            <text:p>0.036144578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gle-officially-rolled-new-tabbed-based-local-panel-quick-access-reviews-276509</text:p>
          </table:table-cell>
          <table:table-cell office:value-type="float" office:value="21336.614157" calcext:value-type="float">
            <text:p>21336.614157</text:p>
          </table:table-cell>
          <table:table-cell office:value-type="float" office:value="3700.925475" calcext:value-type="float">
            <text:p>3700.925475</text:p>
          </table:table-cell>
          <table:table-cell office:value-type="float" office:value="17635.688682" calcext:value-type="float">
            <text:p>17635.688682</text:p>
          </table:table-cell>
          <table:table-cell table:formula="of:=[.C4]/[.D4]" office:value-type="float" office:value="5.76521043212847" calcext:value-type="float">
            <text:p>5.7652104321</text:p>
          </table:table-cell>
          <table:table-cell table:formula="of:=RANK([.F4];[.$F$3:.$F$200])" office:value-type="float" office:value="2" calcext:value-type="float">
            <text:p>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L4]-[.L5]" office:value-type="float" office:value="12" calcext:value-type="float">
            <text:p>12</text:p>
          </table:table-cell>
          <table:table-cell table:formula="of:=COUNTIF([.$F$3:.$F$168];&quot;&gt;0.2&quot;)" office:value-type="float" office:value="160" calcext:value-type="float">
            <text:p>160</text:p>
          </table:table-cell>
          <table:table-cell table:formula="of:=SUM([.K$3:.$K4])/SUM([.$K$3:.$K$22])" office:value-type="float" office:value="0.108433734939759" calcext:value-type="float">
            <text:p>0.108433734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wo-major-changes-potentially-coming-eus-right-forgotten-global-implications-275047</text:p>
          </table:table-cell>
          <table:table-cell office:value-type="float" office:value="14497.995163" calcext:value-type="float">
            <text:p>14497.995163</text:p>
          </table:table-cell>
          <table:table-cell office:value-type="float" office:value="2671.143024" calcext:value-type="float">
            <text:p>2671.143024</text:p>
          </table:table-cell>
          <table:table-cell office:value-type="float" office:value="11826.852139" calcext:value-type="float">
            <text:p>11826.852139</text:p>
          </table:table-cell>
          <table:table-cell table:formula="of:=[.C5]/[.D5]" office:value-type="float" office:value="5.42763716983206" calcext:value-type="float">
            <text:p>5.4276371698</text:p>
          </table:table-cell>
          <table:table-cell table:formula="of:=RANK([.F5];[.$F$3:.$F$200])" office:value-type="float" office:value="3" calcext:value-type="float">
            <text:p>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[.L5]-[.L6]" office:value-type="float" office:value="11" calcext:value-type="float">
            <text:p>11</text:p>
          </table:table-cell>
          <table:table-cell table:formula="of:=COUNTIF([.$F$3:.$F$168];&quot;&gt;0.3&quot;)" office:value-type="float" office:value="148" calcext:value-type="float">
            <text:p>148</text:p>
          </table:table-cell>
          <table:table-cell table:formula="of:=SUM([.K$3:.$K5])/SUM([.$K$3:.$K$22])" office:value-type="float" office:value="0.174698795180723" calcext:value-type="float">
            <text:p>0.174698795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o-right-business-257915</text:p>
          </table:table-cell>
          <table:table-cell office:value-type="float" office:value="13635.812337" calcext:value-type="float">
            <text:p>13635.812337</text:p>
          </table:table-cell>
          <table:table-cell office:value-type="float" office:value="2592.989307" calcext:value-type="float">
            <text:p>2592.989307</text:p>
          </table:table-cell>
          <table:table-cell office:value-type="float" office:value="11042.82303" calcext:value-type="float">
            <text:p>11042.82303</text:p>
          </table:table-cell>
          <table:table-cell table:formula="of:=[.C6]/[.D6]" office:value-type="float" office:value="5.25872293425543" calcext:value-type="float">
            <text:p>5.2587229343</text:p>
          </table:table-cell>
          <table:table-cell table:formula="of:=RANK([.F6];[.$F$3:.$F$200])" office:value-type="float" office:value="4" calcext:value-type="float">
            <text:p>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[.L6]-[.L7]" office:value-type="float" office:value="10" calcext:value-type="float">
            <text:p>10</text:p>
          </table:table-cell>
          <table:table-cell table:formula="of:=COUNTIF([.$F$3:.$F$168];&quot;&gt;0.4&quot;)" office:value-type="float" office:value="137" calcext:value-type="float">
            <text:p>137</text:p>
          </table:table-cell>
          <table:table-cell table:formula="of:=SUM([.K$3:.$K6])/SUM([.$K$3:.$K$22])" office:value-type="float" office:value="0.234939759036145" calcext:value-type="float">
            <text:p>0.23493975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interests-lens-update-adds-snapchat-style-look-fashion-sense-277540</text:p>
          </table:table-cell>
          <table:table-cell office:value-type="float" office:value="24740.922411" calcext:value-type="float">
            <text:p>24740.922411</text:p>
          </table:table-cell>
          <table:table-cell office:value-type="float" office:value="5273.425348" calcext:value-type="float">
            <text:p>5273.425348</text:p>
          </table:table-cell>
          <table:table-cell office:value-type="float" office:value="19467.497063" calcext:value-type="float">
            <text:p>19467.497063</text:p>
          </table:table-cell>
          <table:table-cell table:formula="of:=[.C7]/[.D7]" office:value-type="float" office:value="4.69162276477153" calcext:value-type="float">
            <text:p>4.6916227648</text:p>
          </table:table-cell>
          <table:table-cell table:formula="of:=RANK([.F7];[.$F$3:.$F$200])" office:value-type="float" office:value="5" calcext:value-type="float">
            <text:p>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L7]-[.L8]" office:value-type="float" office:value="13" calcext:value-type="float">
            <text:p>13</text:p>
          </table:table-cell>
          <table:table-cell table:formula="of:=COUNTIF([.$F$3:.$F$168];&quot;&gt;0.5&quot;)" office:value-type="float" office:value="127" calcext:value-type="float">
            <text:p>127</text:p>
          </table:table-cell>
          <table:table-cell table:formula="of:=SUM([.K$3:.$K7])/SUM([.$K$3:.$K$22])" office:value-type="float" office:value="0.313253012048193" calcext:value-type="float">
            <text:p>0.31325301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ing-audience-targeting-in-market-custom-audiences-277080</text:p>
          </table:table-cell>
          <table:table-cell office:value-type="float" office:value="12675.263566" calcext:value-type="float">
            <text:p>12675.263566</text:p>
          </table:table-cell>
          <table:table-cell office:value-type="float" office:value="3027.286057" calcext:value-type="float">
            <text:p>3027.286057</text:p>
          </table:table-cell>
          <table:table-cell office:value-type="float" office:value="9647.977509" calcext:value-type="float">
            <text:p>9647.977509</text:p>
          </table:table-cell>
          <table:table-cell table:formula="of:=[.C8]/[.D8]" office:value-type="float" office:value="4.18700556450256" calcext:value-type="float">
            <text:p>4.1870055645</text:p>
          </table:table-cell>
          <table:table-cell table:formula="of:=RANK([.F8];[.$F$3:.$F$200])" office:value-type="float" office:value="6" calcext:value-type="float">
            <text:p>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L8]-[.L9]" office:value-type="float" office:value="8" calcext:value-type="float">
            <text:p>8</text:p>
          </table:table-cell>
          <table:table-cell table:formula="of:=COUNTIF([.$F$3:.$F$168];&quot;&gt;0.6&quot;)" office:value-type="float" office:value="114" calcext:value-type="float">
            <text:p>114</text:p>
          </table:table-cell>
          <table:table-cell table:formula="of:=SUM([.K$3:.$K8])/SUM([.$K$3:.$K$22])" office:value-type="float" office:value="0.36144578313253" calcext:value-type="float">
            <text:p>0.36144578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-big-changes-search-20-years-covering-246421</text:p>
          </table:table-cell>
          <table:table-cell office:value-type="float" office:value="13508.808596" calcext:value-type="float">
            <text:p>13508.808596</text:p>
          </table:table-cell>
          <table:table-cell office:value-type="float" office:value="3386.35287" calcext:value-type="float">
            <text:p>3386.35287</text:p>
          </table:table-cell>
          <table:table-cell office:value-type="float" office:value="10122.455726" calcext:value-type="float">
            <text:p>10122.455726</text:p>
          </table:table-cell>
          <table:table-cell table:formula="of:=[.C9]/[.D9]" office:value-type="float" office:value="3.98919106029254" calcext:value-type="float">
            <text:p>3.9891910603</text:p>
          </table:table-cell>
          <table:table-cell table:formula="of:=RANK([.F9];[.$F$3:.$F$200])" office:value-type="float" office:value="7" calcext:value-type="float">
            <text:p>7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[.L9]-[.L10]" office:value-type="float" office:value="11" calcext:value-type="float">
            <text:p>11</text:p>
          </table:table-cell>
          <table:table-cell table:formula="of:=COUNTIF([.$F$3:.$F$168];&quot;&gt;0.7&quot;)" office:value-type="float" office:value="106" calcext:value-type="float">
            <text:p>106</text:p>
          </table:table-cell>
          <table:table-cell table:formula="of:=SUM([.K$3:.$K9])/SUM([.$K$3:.$K$22])" office:value-type="float" office:value="0.427710843373494" calcext:value-type="float">
            <text:p>0.427710843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uditing-hreflang-annotations-common-issues-avoid-219483</text:p>
          </table:table-cell>
          <table:table-cell office:value-type="float" office:value="17596.429473" calcext:value-type="float">
            <text:p>17596.429473</text:p>
          </table:table-cell>
          <table:table-cell office:value-type="float" office:value="4717.323711" calcext:value-type="float">
            <text:p>4717.323711</text:p>
          </table:table-cell>
          <table:table-cell office:value-type="float" office:value="12879.105762" calcext:value-type="float">
            <text:p>12879.105762</text:p>
          </table:table-cell>
          <table:table-cell table:formula="of:=[.C10]/[.D10]" office:value-type="float" office:value="3.73017213806381" calcext:value-type="float">
            <text:p>3.7301721381</text:p>
          </table:table-cell>
          <table:table-cell table:formula="of:=RANK([.F10];[.$F$3:.$F$200])" office:value-type="float" office:value="8" calcext:value-type="float">
            <text:p>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[.L10]-[.L11]" office:value-type="float" office:value="15" calcext:value-type="float">
            <text:p>15</text:p>
          </table:table-cell>
          <table:table-cell table:formula="of:=COUNTIF([.$F$3:.$F$168];&quot;&gt;0.8&quot;)" office:value-type="float" office:value="95" calcext:value-type="float">
            <text:p>95</text:p>
          </table:table-cell>
          <table:table-cell table:formula="of:=SUM([.K$3:.$K10])/SUM([.$K$3:.$K$22])" office:value-type="float" office:value="0.518072289156626" calcext:value-type="float">
            <text:p>0.51807228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pc-data-new-vs-existing-customers-sheds-light-user-behavior-optimization-opportunities-243412</text:p>
          </table:table-cell>
          <table:table-cell office:value-type="float" office:value="11904.479428" calcext:value-type="float">
            <text:p>11904.479428</text:p>
          </table:table-cell>
          <table:table-cell office:value-type="float" office:value="3203.393272" calcext:value-type="float">
            <text:p>3203.393272</text:p>
          </table:table-cell>
          <table:table-cell office:value-type="float" office:value="8701.086156" calcext:value-type="float">
            <text:p>8701.086156</text:p>
          </table:table-cell>
          <table:table-cell table:formula="of:=[.C11]/[.D11]" office:value-type="float" office:value="3.71620916234477" calcext:value-type="float">
            <text:p>3.7162091623</text:p>
          </table:table-cell>
          <table:table-cell table:formula="of:=RANK([.F11];[.$F$3:.$F$200])" office:value-type="float" office:value="9" calcext:value-type="float">
            <text:p>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[.L11]-[.L12]" office:value-type="float" office:value="10" calcext:value-type="float">
            <text:p>10</text:p>
          </table:table-cell>
          <table:table-cell table:formula="of:=COUNTIF([.$F$3:.$F$168];&quot;&gt;0.9&quot;)" office:value-type="float" office:value="80" calcext:value-type="float">
            <text:p>80</text:p>
          </table:table-cell>
          <table:table-cell table:formula="of:=SUM([.K$3:.$K11])/SUM([.$K$3:.$K$22])" office:value-type="float" office:value="0.578313253012048" calcext:value-type="float">
            <text:p>0.57831325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rget-unique-content-try-actually-local-260294</text:p>
          </table:table-cell>
          <table:table-cell office:value-type="float" office:value="15821.63378" calcext:value-type="float">
            <text:p>15821.63378</text:p>
          </table:table-cell>
          <table:table-cell office:value-type="float" office:value="4756.728323" calcext:value-type="float">
            <text:p>4756.728323</text:p>
          </table:table-cell>
          <table:table-cell office:value-type="float" office:value="11064.905457" calcext:value-type="float">
            <text:p>11064.905457</text:p>
          </table:table-cell>
          <table:table-cell table:formula="of:=[.C12]/[.D12]" office:value-type="float" office:value="3.32615880194342" calcext:value-type="float">
            <text:p>3.3261588019</text:p>
          </table:table-cell>
          <table:table-cell table:formula="of:=RANK([.F12];[.$F$3:.$F$200])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L12]-[.L13]" office:value-type="float" office:value="9" calcext:value-type="float">
            <text:p>9</text:p>
          </table:table-cell>
          <table:table-cell table:formula="of:=COUNTIF([.$F$3:.$F$168];&quot;&gt;1&quot;)" office:value-type="float" office:value="70" calcext:value-type="float">
            <text:p>70</text:p>
          </table:table-cell>
          <table:table-cell table:formula="of:=SUM([.K$3:.$K12])/SUM([.$K$3:.$K$22])" office:value-type="float" office:value="0.632530120481928" calcext:value-type="float">
            <text:p>0.632530120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3-actions-get-ready-googles-mobile-search-update-215662</text:p>
          </table:table-cell>
          <table:table-cell office:value-type="float" office:value="19177.817009" calcext:value-type="float">
            <text:p>19177.817009</text:p>
          </table:table-cell>
          <table:table-cell office:value-type="float" office:value="6275.606161" calcext:value-type="float">
            <text:p>6275.606161</text:p>
          </table:table-cell>
          <table:table-cell office:value-type="float" office:value="12902.210848" calcext:value-type="float">
            <text:p>12902.210848</text:p>
          </table:table-cell>
          <table:table-cell table:formula="of:=[.C13]/[.D13]" office:value-type="float" office:value="3.05593061721771" calcext:value-type="float">
            <text:p>3.0559306172</text:p>
          </table:table-cell>
          <table:table-cell table:formula="of:=RANK([.F13];[.$F$3:.$F$200])" office:value-type="float" office:value="11" calcext:value-type="float">
            <text:p>1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table:formula="of:=[.L13]-[.L14]" office:value-type="float" office:value="4" calcext:value-type="float">
            <text:p>4</text:p>
          </table:table-cell>
          <table:table-cell table:formula="of:=COUNTIF([.$F$3:.$F$168];&quot;&gt;1.1&quot;)" office:value-type="float" office:value="61" calcext:value-type="float">
            <text:p>61</text:p>
          </table:table-cell>
          <table:table-cell table:formula="of:=SUM([.K$3:.$K13])/SUM([.$K$3:.$K$22])" office:value-type="float" office:value="0.656626506024096" calcext:value-type="float">
            <text:p>0.65662650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nt-miss-smx-advanced-year-register-now-save-400-274247</text:p>
          </table:table-cell>
          <table:table-cell office:value-type="float" office:value="25193.212696" calcext:value-type="float">
            <text:p>25193.212696</text:p>
          </table:table-cell>
          <table:table-cell office:value-type="float" office:value="8262.845513" calcext:value-type="float">
            <text:p>8262.845513</text:p>
          </table:table-cell>
          <table:table-cell office:value-type="float" office:value="16930.367183" calcext:value-type="float">
            <text:p>16930.367183</text:p>
          </table:table-cell>
          <table:table-cell table:formula="of:=[.C14]/[.D14]" office:value-type="float" office:value="3.04897539913621" calcext:value-type="float">
            <text:p>3.0489753991</text:p>
          </table:table-cell>
          <table:table-cell table:formula="of:=RANK([.F14];[.$F$3:.$F$200])" office:value-type="float" office:value="12" calcext:value-type="float">
            <text:p>12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formula="of:=[.L14]-[.L15]" office:value-type="float" office:value="8" calcext:value-type="float">
            <text:p>8</text:p>
          </table:table-cell>
          <table:table-cell table:formula="of:=COUNTIF([.$F$3:.$F$168];&quot;&gt;1.2&quot;)" office:value-type="float" office:value="57" calcext:value-type="float">
            <text:p>57</text:p>
          </table:table-cell>
          <table:table-cell table:formula="of:=SUM([.K$3:.$K14])/SUM([.$K$3:.$K$22])" office:value-type="float" office:value="0.704819277108434" calcext:value-type="float">
            <text:p>0.704819277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ogle-search-partner-network-friend-foe-241291</text:p>
          </table:table-cell>
          <table:table-cell office:value-type="float" office:value="22782.356442" calcext:value-type="float">
            <text:p>22782.356442</text:p>
          </table:table-cell>
          <table:table-cell office:value-type="float" office:value="7702.349066" calcext:value-type="float">
            <text:p>7702.349066</text:p>
          </table:table-cell>
          <table:table-cell office:value-type="float" office:value="15080.007376" calcext:value-type="float">
            <text:p>15080.007376</text:p>
          </table:table-cell>
          <table:table-cell table:formula="of:=[.C15]/[.D15]" office:value-type="float" office:value="2.95784522965425" calcext:value-type="float">
            <text:p>2.9578452297</text:p>
          </table:table-cell>
          <table:table-cell table:formula="of:=RANK([.F15];[.$F$3:.$F$200])" office:value-type="float" office:value="13" calcext:value-type="float">
            <text:p>13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table:formula="of:=[.L15]-[.L16]" office:value-type="float" office:value="2" calcext:value-type="float">
            <text:p>2</text:p>
          </table:table-cell>
          <table:table-cell table:formula="of:=COUNTIF([.$F$3:.$F$168];&quot;&gt;1.3&quot;)" office:value-type="float" office:value="49" calcext:value-type="float">
            <text:p>49</text:p>
          </table:table-cell>
          <table:table-cell table:formula="of:=SUM([.K$3:.$K15])/SUM([.$K$3:.$K$22])" office:value-type="float" office:value="0.716867469879518" calcext:value-type="float">
            <text:p>0.716867469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ogle-home-beauty-beast-promo-271406</text:p>
          </table:table-cell>
          <table:table-cell office:value-type="float" office:value="25524.410932" calcext:value-type="float">
            <text:p>25524.410932</text:p>
          </table:table-cell>
          <table:table-cell office:value-type="float" office:value="9117.996966" calcext:value-type="float">
            <text:p>9117.996966</text:p>
          </table:table-cell>
          <table:table-cell office:value-type="float" office:value="16406.413966" calcext:value-type="float">
            <text:p>16406.413966</text:p>
          </table:table-cell>
          <table:table-cell table:formula="of:=[.C16]/[.D16]" office:value-type="float" office:value="2.79934409138078" calcext:value-type="float">
            <text:p>2.7993440914</text:p>
          </table:table-cell>
          <table:table-cell table:formula="of:=RANK([.F16];[.$F$3:.$F$200])" office:value-type="float" office:value="14" calcext:value-type="float">
            <text:p>14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formula="of:=[.L16]-[.L17]" office:value-type="float" office:value="3" calcext:value-type="float">
            <text:p>3</text:p>
          </table:table-cell>
          <table:table-cell table:formula="of:=COUNTIF([.$F$3:.$F$168];&quot;&gt;1.4&quot;)" office:value-type="float" office:value="47" calcext:value-type="float">
            <text:p>47</text:p>
          </table:table-cell>
          <table:table-cell table:formula="of:=SUM([.K$3:.$K16])/SUM([.$K$3:.$K$22])" office:value-type="float" office:value="0.734939759036145" calcext:value-type="float">
            <text:p>0.73493975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ompare-6-top-content-management-systems-277117</text:p>
          </table:table-cell>
          <table:table-cell office:value-type="float" office:value="13337.177436" calcext:value-type="float">
            <text:p>13337.177436</text:p>
          </table:table-cell>
          <table:table-cell office:value-type="float" office:value="4887.587383" calcext:value-type="float">
            <text:p>4887.587383</text:p>
          </table:table-cell>
          <table:table-cell office:value-type="float" office:value="8449.590053" calcext:value-type="float">
            <text:p>8449.590053</text:p>
          </table:table-cell>
          <table:table-cell table:formula="of:=[.C17]/[.D17]" office:value-type="float" office:value="2.72878547039166" calcext:value-type="float">
            <text:p>2.7287854704</text:p>
          </table:table-cell>
          <table:table-cell table:formula="of:=RANK([.F17];[.$F$3:.$F$200])" office:value-type="float" office:value="15" calcext:value-type="float">
            <text:p>1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formula="of:=[.L17]-[.L18]" office:value-type="float" office:value="7" calcext:value-type="float">
            <text:p>7</text:p>
          </table:table-cell>
          <table:table-cell table:formula="of:=COUNTIF([.$F$3:.$F$168];&quot;&gt;1.5&quot;)" office:value-type="float" office:value="44" calcext:value-type="float">
            <text:p>44</text:p>
          </table:table-cell>
          <table:table-cell table:formula="of:=SUM([.K$3:.$K17])/SUM([.$K$3:.$K$22])" office:value-type="float" office:value="0.77710843373494" calcext:value-type="float">
            <text:p>0.777108433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he-search-engine-land-app-now-live-for-ios-android-229749</text:p>
          </table:table-cell>
          <table:table-cell office:value-type="float" office:value="23855.464991" calcext:value-type="float">
            <text:p>23855.464991</text:p>
          </table:table-cell>
          <table:table-cell office:value-type="float" office:value="8871.204936" calcext:value-type="float">
            <text:p>8871.204936</text:p>
          </table:table-cell>
          <table:table-cell office:value-type="float" office:value="14984.260055" calcext:value-type="float">
            <text:p>14984.260055</text:p>
          </table:table-cell>
          <table:table-cell table:formula="of:=[.C18]/[.D18]" office:value-type="float" office:value="2.68908960655308" calcext:value-type="float">
            <text:p>2.6890896066</text:p>
          </table:table-cell>
          <table:table-cell table:formula="of:=RANK([.F18];[.$F$3:.$F$200])" office:value-type="float" office:value="16" calcext:value-type="float">
            <text:p>1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table:formula="of:=[.L18]-[.L19]" office:value-type="float" office:value="1" calcext:value-type="float">
            <text:p>1</text:p>
          </table:table-cell>
          <table:table-cell table:formula="of:=COUNTIF([.$F$3:.$F$168];&quot;&gt;1.6&quot;)" office:value-type="float" office:value="37" calcext:value-type="float">
            <text:p>37</text:p>
          </table:table-cell>
          <table:table-cell table:formula="of:=SUM([.K$3:.$K18])/SUM([.$K$3:.$K$22])" office:value-type="float" office:value="0.783132530120482" calcext:value-type="float">
            <text:p>0.783132530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ocal-seo-wordpress-websites-240565</text:p>
          </table:table-cell>
          <table:table-cell office:value-type="float" office:value="21503.690956" calcext:value-type="float">
            <text:p>21503.690956</text:p>
          </table:table-cell>
          <table:table-cell office:value-type="float" office:value="8210.802073" calcext:value-type="float">
            <text:p>8210.802073</text:p>
          </table:table-cell>
          <table:table-cell office:value-type="float" office:value="13292.888883" calcext:value-type="float">
            <text:p>13292.888883</text:p>
          </table:table-cell>
          <table:table-cell table:formula="of:=[.C19]/[.D19]" office:value-type="float" office:value="2.61895132349027" calcext:value-type="float">
            <text:p>2.6189513235</text:p>
          </table:table-cell>
          <table:table-cell table:formula="of:=RANK([.F19];[.$F$3:.$F$200])" office:value-type="float" office:value="17" calcext:value-type="float">
            <text:p>17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table:formula="of:=[.L19]-[.L20]" office:value-type="float" office:value="2" calcext:value-type="float">
            <text:p>2</text:p>
          </table:table-cell>
          <table:table-cell table:formula="of:=COUNTIF([.$F$3:.$F$168];&quot;&gt;1.7&quot;)" office:value-type="float" office:value="36" calcext:value-type="float">
            <text:p>36</text:p>
          </table:table-cell>
          <table:table-cell table:formula="of:=SUM([.K$3:.$K19])/SUM([.$K$3:.$K$22])" office:value-type="float" office:value="0.795180722891566" calcext:value-type="float">
            <text:p>0.795180722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oogle-test-hotel-reviews-grouped-traveler-type-categories-274343</text:p>
          </table:table-cell>
          <table:table-cell office:value-type="float" office:value="17550.683852" calcext:value-type="float">
            <text:p>17550.683852</text:p>
          </table:table-cell>
          <table:table-cell office:value-type="float" office:value="6817.211063" calcext:value-type="float">
            <text:p>6817.211063</text:p>
          </table:table-cell>
          <table:table-cell office:value-type="float" office:value="10733.472789" calcext:value-type="float">
            <text:p>10733.472789</text:p>
          </table:table-cell>
          <table:table-cell table:formula="of:=[.C20]/[.D20]" office:value-type="float" office:value="2.57446684425766" calcext:value-type="float">
            <text:p>2.5744668443</text:p>
          </table:table-cell>
          <table:table-cell table:formula="of:=RANK([.F20];[.$F$3:.$F$200])" office:value-type="float" office:value="18" calcext:value-type="float">
            <text:p>18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formula="of:=[.L20]-[.L21]" office:value-type="float" office:value="3" calcext:value-type="float">
            <text:p>3</text:p>
          </table:table-cell>
          <table:table-cell table:formula="of:=COUNTIF([.$F$3:.$F$168];&quot;&gt;1.8&quot;)" office:value-type="float" office:value="34" calcext:value-type="float">
            <text:p>34</text:p>
          </table:table-cell>
          <table:table-cell table:formula="of:=SUM([.K$3:.$K20])/SUM([.$K$3:.$K$22])" office:value-type="float" office:value="0.813253012048193" calcext:value-type="float">
            <text:p>0.8132530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eady-black-friday-2016-3-critical-e-commerce-seo-configurations-avoid-common-issues-262040</text:p>
          </table:table-cell>
          <table:table-cell office:value-type="float" office:value="20741.519325" calcext:value-type="float">
            <text:p>20741.519325</text:p>
          </table:table-cell>
          <table:table-cell office:value-type="float" office:value="8396.587152" calcext:value-type="float">
            <text:p>8396.587152</text:p>
          </table:table-cell>
          <table:table-cell office:value-type="float" office:value="12344.932173" calcext:value-type="float">
            <text:p>12344.932173</text:p>
          </table:table-cell>
          <table:table-cell table:formula="of:=[.C21]/[.D21]" office:value-type="float" office:value="2.47023212521048" calcext:value-type="float">
            <text:p>2.4702321252</text:p>
          </table:table-cell>
          <table:table-cell table:formula="of:=RANK([.F21];[.$F$3:.$F$200])" office:value-type="float" office:value="19" calcext:value-type="float">
            <text:p>19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table:formula="of:=[.L21]-[.L22]" office:value-type="float" office:value="0" calcext:value-type="float">
            <text:p>0</text:p>
          </table:table-cell>
          <table:table-cell table:formula="of:=COUNTIF([.$F$3:.$F$168];&quot;&gt;1.9&quot;)" office:value-type="float" office:value="31" calcext:value-type="float">
            <text:p>31</text:p>
          </table:table-cell>
          <table:table-cell table:formula="of:=SUM([.K$3:.$K21])/SUM([.$K$3:.$K$22])" office:value-type="float" office:value="0.813253012048193" calcext:value-type="float">
            <text:p>0.81325301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ng-ads-competitor-metrics-277853</text:p>
          </table:table-cell>
          <table:table-cell office:value-type="float" office:value="24784.38463" calcext:value-type="float">
            <text:p>24784.38463</text:p>
          </table:table-cell>
          <table:table-cell office:value-type="float" office:value="10287.769914" calcext:value-type="float">
            <text:p>10287.769914</text:p>
          </table:table-cell>
          <table:table-cell office:value-type="float" office:value="14496.614716" calcext:value-type="float">
            <text:p>14496.614716</text:p>
          </table:table-cell>
          <table:table-cell table:formula="of:=[.C22]/[.D22]" office:value-type="float" office:value="2.40911148258404" calcext:value-type="float">
            <text:p>2.4091114826</text:p>
          </table:table-cell>
          <table:table-cell table:formula="of:=RANK([.F22];[.$F$3:.$F$200])"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L22]-[.L23]" office:value-type="float" office:value="31" calcext:value-type="float">
            <text:p>31</text:p>
          </table:table-cell>
          <table:table-cell table:formula="of:=COUNTIF([.$F$3:.$F$168];&quot;&gt;2.0&quot;)" office:value-type="float" office:value="31" calcext:value-type="float">
            <text:p>31</text:p>
          </table:table-cell>
          <table:table-cell table:formula="of:=SUM([.K$3:.$K22])/SUM([.$K$3:.$K$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ts-official-google-says-more-searches-now-on-mobile-than-on-desktop-220369</text:p>
          </table:table-cell>
          <table:table-cell office:value-type="float" office:value="11656.116305" calcext:value-type="float">
            <text:p>11656.116305</text:p>
          </table:table-cell>
          <table:table-cell office:value-type="float" office:value="4966.842644" calcext:value-type="float">
            <text:p>4966.842644</text:p>
          </table:table-cell>
          <table:table-cell office:value-type="float" office:value="6689.273661" calcext:value-type="float">
            <text:p>6689.273661</text:p>
          </table:table-cell>
          <table:table-cell table:formula="of:=[.C23]/[.D23]" office:value-type="float" office:value="2.34678590413584" calcext:value-type="float">
            <text:p>2.3467859041</text:p>
          </table:table-cell>
          <table:table-cell table:formula="of:=RANK([.F23];[.$F$3:.$F$200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oogle-introduces-candidate-cards-for-presidential-election-season-241026</text:p>
          </table:table-cell>
          <table:table-cell office:value-type="float" office:value="9958.274241" calcext:value-type="float">
            <text:p>9958.274241</text:p>
          </table:table-cell>
          <table:table-cell office:value-type="float" office:value="4255.372823" calcext:value-type="float">
            <text:p>4255.372823</text:p>
          </table:table-cell>
          <table:table-cell office:value-type="float" office:value="5702.901418" calcext:value-type="float">
            <text:p>5702.901418</text:p>
          </table:table-cell>
          <table:table-cell table:formula="of:=[.C24]/[.D24]" office:value-type="float" office:value="2.34016492918698" calcext:value-type="float">
            <text:p>2.3401649292</text:p>
          </table:table-cell>
          <table:table-cell table:formula="of:=RANK([.F24];[.$F$3:.$F$200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ime-running-score-deepest-discounts-martech-san-francisco-269787</text:p>
          </table:table-cell>
          <table:table-cell office:value-type="float" office:value="24296.049542" calcext:value-type="float">
            <text:p>24296.049542</text:p>
          </table:table-cell>
          <table:table-cell office:value-type="float" office:value="10634.025416" calcext:value-type="float">
            <text:p>10634.025416</text:p>
          </table:table-cell>
          <table:table-cell office:value-type="float" office:value="13662.024126" calcext:value-type="float">
            <text:p>13662.024126</text:p>
          </table:table-cell>
          <table:table-cell table:formula="of:=[.C25]/[.D25]" office:value-type="float" office:value="2.28474623593094" calcext:value-type="float">
            <text:p>2.2847462359</text:p>
          </table:table-cell>
          <table:table-cell table:formula="of:=RANK([.F25];[.$F$3:.$F$200])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Mobile/AMP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ac-buying-angies-list-will-combine-homeadvisor-new-public-company-274233</text:p>
          </table:table-cell>
          <table:table-cell office:value-type="float" office:value="18027.78562" calcext:value-type="float">
            <text:p>18027.78562</text:p>
          </table:table-cell>
          <table:table-cell office:value-type="float" office:value="7959.632287" calcext:value-type="float">
            <text:p>7959.632287</text:p>
          </table:table-cell>
          <table:table-cell office:value-type="float" office:value="10068.153333" calcext:value-type="float">
            <text:p>10068.153333</text:p>
          </table:table-cell>
          <table:table-cell table:formula="of:=[.C26]/[.D26]" office:value-type="float" office:value="2.26490181580922" calcext:value-type="float">
            <text:p>2.2649018158</text:p>
          </table:table-cell>
          <table:table-cell table:formula="of:=RANK([.F26];[.$F$3:.$F$200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168])" office:value-type="float" office:value="0.104071456357044" calcext:value-type="float">
            <text:p>0.1040714564</text:p>
          </table:table-cell>
          <table:table-cell/>
          <table:table-cell table:formula="of:=MIN([.C3:.C168])" office:value-type="float" office:value="2517.282449" calcext:value-type="float">
            <text:p>2517.282449</text:p>
          </table:table-cell>
          <table:table-cell table:formula="of:=MIN([.D3:.D168])" office:value-type="float" office:value="2592.989307" calcext:value-type="float">
            <text:p>2592.9893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athers-day-2017-google-doodle-brings-back-cactus-family-mothers-day-277279</text:p>
          </table:table-cell>
          <table:table-cell office:value-type="float" office:value="16423.777583" calcext:value-type="float">
            <text:p>16423.777583</text:p>
          </table:table-cell>
          <table:table-cell office:value-type="float" office:value="7325.256789" calcext:value-type="float">
            <text:p>7325.256789</text:p>
          </table:table-cell>
          <table:table-cell office:value-type="float" office:value="9098.520794" calcext:value-type="float">
            <text:p>9098.520794</text:p>
          </table:table-cell>
          <table:table-cell table:formula="of:=[.C27]/[.D27]" office:value-type="float" office:value="2.2420753368896" calcext:value-type="float">
            <text:p>2.2420753369</text:p>
          </table:table-cell>
          <table:table-cell table:formula="of:=RANK([.F27];[.$F$3:.$F$200]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F3:.F168])" office:value-type="float" office:value="7.23391206145848" calcext:value-type="float">
            <text:p>7.2339120615</text:p>
          </table:table-cell>
          <table:table-cell/>
          <table:table-cell table:formula="of:=MAX([.C3:.C168])" office:value-type="float" office:value="25637.002218" calcext:value-type="float">
            <text:p>25637.002218</text:p>
          </table:table-cell>
          <table:table-cell table:formula="of:=MAX([.D3:.D168])" office:value-type="float" office:value="25444.205348" calcext:value-type="float">
            <text:p>25444.2053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earchcap-google-job-schema-google-mobile-first-seo-movie-277502</text:p>
          </table:table-cell>
          <table:table-cell office:value-type="float" office:value="25603.011356" calcext:value-type="float">
            <text:p>25603.011356</text:p>
          </table:table-cell>
          <table:table-cell office:value-type="float" office:value="11567.142599" calcext:value-type="float">
            <text:p>11567.142599</text:p>
          </table:table-cell>
          <table:table-cell office:value-type="float" office:value="14035.868757" calcext:value-type="float">
            <text:p>14035.868757</text:p>
          </table:table-cell>
          <table:table-cell table:formula="of:=[.C28]/[.D28]" office:value-type="float" office:value="2.21342575635001" calcext:value-type="float">
            <text:p>2.2134257564</text:p>
          </table:table-cell>
          <table:table-cell table:formula="of:=RANK([.F28];[.$F$3:.$F$200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F3:.F168])" office:value-type="float" office:value="1.24202684393465" calcext:value-type="float">
            <text:p>1.2420268439</text:p>
          </table:table-cell>
          <table:table-cell/>
          <table:table-cell table:formula="of:=AVERAGE([.C3:.C168])" office:value-type="float" office:value="13261.9533400301" calcext:value-type="float">
            <text:p>13261.9533400301</text:p>
          </table:table-cell>
          <table:table-cell table:formula="of:=AVERAGE([.D3:.D168])" office:value-type="float" office:value="14588.6513688374" calcext:value-type="float">
            <text:p>14588.65136883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oogle-news-spammed-drug-spam-dating-sites-276832</text:p>
          </table:table-cell>
          <table:table-cell office:value-type="float" office:value="13960.656292" calcext:value-type="float">
            <text:p>13960.656292</text:p>
          </table:table-cell>
          <table:table-cell office:value-type="float" office:value="6582.011736" calcext:value-type="float">
            <text:p>6582.011736</text:p>
          </table:table-cell>
          <table:table-cell office:value-type="float" office:value="7378.644556" calcext:value-type="float">
            <text:p>7378.644556</text:p>
          </table:table-cell>
          <table:table-cell table:formula="of:=[.C29]/[.D29]" office:value-type="float" office:value="2.12103181397305" calcext:value-type="float">
            <text:p>2.121031814</text:p>
          </table:table-cell>
          <table:table-cell table:formula="of:=RANK([.F29];[.$F$3:.$F$200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sj-google-traffic-down-276387</text:p>
          </table:table-cell>
          <table:table-cell office:value-type="float" office:value="21288.653967" calcext:value-type="float">
            <text:p>21288.653967</text:p>
          </table:table-cell>
          <table:table-cell office:value-type="float" office:value="10076.202771" calcext:value-type="float">
            <text:p>10076.202771</text:p>
          </table:table-cell>
          <table:table-cell office:value-type="float" office:value="11212.451196" calcext:value-type="float">
            <text:p>11212.451196</text:p>
          </table:table-cell>
          <table:table-cell table:formula="of:=[.C30]/[.D30]" office:value-type="float" office:value="2.11276553785422" calcext:value-type="float">
            <text:p>2.1127655379</text:p>
          </table:table-cell>
          <table:table-cell table:formula="of:=RANK([.F30];[.$F$3:.$F$200]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nonical-chaos-doubling-duplicate-content-264078</text:p>
          </table:table-cell>
          <table:table-cell office:value-type="float" office:value="18200.801883" calcext:value-type="float">
            <text:p>18200.801883</text:p>
          </table:table-cell>
          <table:table-cell office:value-type="float" office:value="8703.639473" calcext:value-type="float">
            <text:p>8703.639473</text:p>
          </table:table-cell>
          <table:table-cell office:value-type="float" office:value="9497.16241" calcext:value-type="float">
            <text:p>9497.16241</text:p>
          </table:table-cell>
          <table:table-cell table:formula="of:=[.C31]/[.D31]" office:value-type="float" office:value="2.09117139323861" calcext:value-type="float">
            <text:p>2.0911713932</text:p>
          </table:table-cell>
          <table:table-cell table:formula="of:=RANK([.F31];[.$F$3:.$F$200]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ocal-seo-beyond-the-browser-244797</text:p>
          </table:table-cell>
          <table:table-cell office:value-type="float" office:value="15449.656613" calcext:value-type="float">
            <text:p>15449.656613</text:p>
          </table:table-cell>
          <table:table-cell office:value-type="float" office:value="7495.766552" calcext:value-type="float">
            <text:p>7495.766552</text:p>
          </table:table-cell>
          <table:table-cell office:value-type="float" office:value="7953.890061" calcext:value-type="float">
            <text:p>7953.890061</text:p>
          </table:table-cell>
          <table:table-cell table:formula="of:=[.C32]/[.D32]" office:value-type="float" office:value="2.06111763297614" calcext:value-type="float">
            <text:p>2.061117633</text:p>
          </table:table-cell>
          <table:table-cell table:formula="of:=RANK([.F32];[.$F$3:.$F$200]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7-periodic-table-of-seo-factors-276790</text:p>
          </table:table-cell>
          <table:table-cell office:value-type="float" office:value="7580.267457" calcext:value-type="float">
            <text:p>7580.267457</text:p>
          </table:table-cell>
          <table:table-cell office:value-type="float" office:value="3748.397864" calcext:value-type="float">
            <text:p>3748.397864</text:p>
          </table:table-cell>
          <table:table-cell office:value-type="float" office:value="3831.869593" calcext:value-type="float">
            <text:p>3831.869593</text:p>
          </table:table-cell>
          <table:table-cell table:formula="of:=[.C33]/[.D33]" office:value-type="float" office:value="2.02226864170468" calcext:value-type="float">
            <text:p>2.0222686417</text:p>
          </table:table-cell>
          <table:table-cell table:formula="of:=RANK([.F33];[.$F$3:.$F$200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obe-bryant-teach-succeeding-adwords-247865</text:p>
          </table:table-cell>
          <table:table-cell office:value-type="float" office:value="5821.152815" calcext:value-type="float">
            <text:p>5821.152815</text:p>
          </table:table-cell>
          <table:table-cell office:value-type="float" office:value="3074.289837" calcext:value-type="float">
            <text:p>3074.289837</text:p>
          </table:table-cell>
          <table:table-cell office:value-type="float" office:value="2746.862978" calcext:value-type="float">
            <text:p>2746.862978</text:p>
          </table:table-cell>
          <table:table-cell table:formula="of:=[.C34]/[.D34]" office:value-type="float" office:value="1.89349512363496" calcext:value-type="float">
            <text:p>1.8934951236</text:p>
          </table:table-cell>
          <table:table-cell table:formula="of:=RANK([.F34];[.$F$3:.$F$200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oogle-shopping-ads-retailer-outlet-used-items-263725</text:p>
          </table:table-cell>
          <table:table-cell office:value-type="float" office:value="5141.034693" calcext:value-type="float">
            <text:p>5141.034693</text:p>
          </table:table-cell>
          <table:table-cell office:value-type="float" office:value="2790.267905" calcext:value-type="float">
            <text:p>2790.267905</text:p>
          </table:table-cell>
          <table:table-cell office:value-type="float" office:value="2350.766788" calcext:value-type="float">
            <text:p>2350.766788</text:p>
          </table:table-cell>
          <table:table-cell table:formula="of:=[.C35]/[.D35]" office:value-type="float" office:value="1.84248784275788" calcext:value-type="float">
            <text:p>1.8424878428</text:p>
          </table:table-cell>
          <table:table-cell table:formula="of:=RANK([.F35];[.$F$3:.$F$200])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count-based-marketing-guide-modern-marketers-276012</text:p>
          </table:table-cell>
          <table:table-cell office:value-type="float" office:value="15259.545394" calcext:value-type="float">
            <text:p>15259.545394</text:p>
          </table:table-cell>
          <table:table-cell office:value-type="float" office:value="8353.664309" calcext:value-type="float">
            <text:p>8353.664309</text:p>
          </table:table-cell>
          <table:table-cell office:value-type="float" office:value="6905.881085" calcext:value-type="float">
            <text:p>6905.881085</text:p>
          </table:table-cell>
          <table:table-cell table:formula="of:=[.C36]/[.D36]" office:value-type="float" office:value="1.82668884330913" calcext:value-type="float">
            <text:p>1.8266888433</text:p>
          </table:table-cell>
          <table:table-cell table:formula="of:=RANK([.F36];[.$F$3:.$F$200])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oogle-shutter-trusted-stores-program-favor-new-reviews-program-270583</text:p>
          </table:table-cell>
          <table:table-cell office:value-type="float" office:value="13914.737301" calcext:value-type="float">
            <text:p>13914.737301</text:p>
          </table:table-cell>
          <table:table-cell office:value-type="float" office:value="8004.07877" calcext:value-type="float">
            <text:p>8004.07877</text:p>
          </table:table-cell>
          <table:table-cell office:value-type="float" office:value="5910.658531" calcext:value-type="float">
            <text:p>5910.658531</text:p>
          </table:table-cell>
          <table:table-cell table:formula="of:=[.C37]/[.D37]" office:value-type="float" office:value="1.73845581744568" calcext:value-type="float">
            <text:p>1.7384558174</text:p>
          </table:table-cell>
          <table:table-cell table:formula="of:=RANK([.F37];[.$F$3:.$F$200])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eport-14-marketing-automation-vendors-profiled-updated-2017-277247</text:p>
          </table:table-cell>
          <table:table-cell office:value-type="float" office:value="21923.378825" calcext:value-type="float">
            <text:p>21923.378825</text:p>
          </table:table-cell>
          <table:table-cell office:value-type="float" office:value="12765.420413" calcext:value-type="float">
            <text:p>12765.420413</text:p>
          </table:table-cell>
          <table:table-cell office:value-type="float" office:value="9157.958412" calcext:value-type="float">
            <text:p>9157.958412</text:p>
          </table:table-cell>
          <table:table-cell table:formula="of:=[.C38]/[.D38]" office:value-type="float" office:value="1.71740358842187" calcext:value-type="float">
            <text:p>1.7174035884</text:p>
          </table:table-cell>
          <table:table-cell table:formula="of:=RANK([.F38];[.$F$3:.$F$200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oogles-efforts-monetize-mobile-pay-off-sites-see-hit-organic-visits-235128</text:p>
          </table:table-cell>
          <table:table-cell office:value-type="float" office:value="17246.295312" calcext:value-type="float">
            <text:p>17246.295312</text:p>
          </table:table-cell>
          <table:table-cell office:value-type="float" office:value="10333.854239" calcext:value-type="float">
            <text:p>10333.854239</text:p>
          </table:table-cell>
          <table:table-cell office:value-type="float" office:value="6912.441073" calcext:value-type="float">
            <text:p>6912.441073</text:p>
          </table:table-cell>
          <table:table-cell table:formula="of:=[.C39]/[.D39]" office:value-type="float" office:value="1.66891219027577" calcext:value-type="float">
            <text:p>1.6689121903</text:p>
          </table:table-cell>
          <table:table-cell table:formula="of:=RANK([.F39];[.$F$3:.$F$200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rvey-43-percent-marketers-say-75-percent-content-not-consumed-277626</text:p>
          </table:table-cell>
          <table:table-cell office:value-type="float" office:value="18569.002986" calcext:value-type="float">
            <text:p>18569.002986</text:p>
          </table:table-cell>
          <table:table-cell office:value-type="float" office:value="11607.355732" calcext:value-type="float">
            <text:p>11607.355732</text:p>
          </table:table-cell>
          <table:table-cell office:value-type="float" office:value="6961.647254" calcext:value-type="float">
            <text:p>6961.647254</text:p>
          </table:table-cell>
          <table:table-cell table:formula="of:=[.C40]/[.D40]" office:value-type="float" office:value="1.59976168687651" calcext:value-type="float">
            <text:p>1.5997616869</text:p>
          </table:table-cell>
          <table:table-cell table:formula="of:=RANK([.F40];[.$F$3:.$F$200])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op-10-agency-considerations-marketing-automation-275832</text:p>
          </table:table-cell>
          <table:table-cell office:value-type="float" office:value="23726.454741" calcext:value-type="float">
            <text:p>23726.454741</text:p>
          </table:table-cell>
          <table:table-cell office:value-type="float" office:value="14984.935125" calcext:value-type="float">
            <text:p>14984.935125</text:p>
          </table:table-cell>
          <table:table-cell office:value-type="float" office:value="8741.519616" calcext:value-type="float">
            <text:p>8741.519616</text:p>
          </table:table-cell>
          <table:table-cell table:formula="of:=[.C41]/[.D41]" office:value-type="float" office:value="1.58335385125666" calcext:value-type="float">
            <text:p>1.5833538513</text:p>
          </table:table-cell>
          <table:table-cell table:formula="of:=RANK([.F41];[.$F$3:.$F$200])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-2-3-smile-say-hi-to-search-engine-land-on-instagram-220237</text:p>
          </table:table-cell>
          <table:table-cell office:value-type="float" office:value="25566.673882" calcext:value-type="float">
            <text:p>25566.673882</text:p>
          </table:table-cell>
          <table:table-cell office:value-type="float" office:value="16322.072788" calcext:value-type="float">
            <text:p>16322.072788</text:p>
          </table:table-cell>
          <table:table-cell office:value-type="float" office:value="9244.601094" calcext:value-type="float">
            <text:p>9244.601094</text:p>
          </table:table-cell>
          <table:table-cell table:formula="of:=[.C42]/[.D42]" office:value-type="float" office:value="1.56638646415035" calcext:value-type="float">
            <text:p>1.5663864642</text:p>
          </table:table-cell>
          <table:table-cell table:formula="of:=RANK([.F42];[.$F$3:.$F$200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rue-marketing-automation-predicting-customers-next-move-not-reacting-moment-267817</text:p>
          </table:table-cell>
          <table:table-cell office:value-type="float" office:value="14533.626097" calcext:value-type="float">
            <text:p>14533.626097</text:p>
          </table:table-cell>
          <table:table-cell office:value-type="float" office:value="9324.636819" calcext:value-type="float">
            <text:p>9324.636819</text:p>
          </table:table-cell>
          <table:table-cell office:value-type="float" office:value="5208.989278" calcext:value-type="float">
            <text:p>5208.989278</text:p>
          </table:table-cell>
          <table:table-cell table:formula="of:=[.C43]/[.D43]" office:value-type="float" office:value="1.55862650515097" calcext:value-type="float">
            <text:p>1.5586265052</text:p>
          </table:table-cell>
          <table:table-cell table:formula="of:=RANK([.F43];[.$F$3:.$F$200])"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oogle-attribution-search-marketers-need-know-275751</text:p>
          </table:table-cell>
          <table:table-cell office:value-type="float" office:value="16597.624653" calcext:value-type="float">
            <text:p>16597.624653</text:p>
          </table:table-cell>
          <table:table-cell office:value-type="float" office:value="10944.430731" calcext:value-type="float">
            <text:p>10944.430731</text:p>
          </table:table-cell>
          <table:table-cell office:value-type="float" office:value="5653.193922" calcext:value-type="float">
            <text:p>5653.193922</text:p>
          </table:table-cell>
          <table:table-cell table:formula="of:=[.C44]/[.D44]" office:value-type="float" office:value="1.51653613248128" calcext:value-type="float">
            <text:p>1.5165361325</text:p>
          </table:table-cell>
          <table:table-cell table:formula="of:=RANK([.F44];[.$F$3:.$F$200])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now-thy-enemy-local-seo-art-war-231891</text:p>
          </table:table-cell>
          <table:table-cell office:value-type="float" office:value="22286.717577" calcext:value-type="float">
            <text:p>22286.717577</text:p>
          </table:table-cell>
          <table:table-cell office:value-type="float" office:value="14814.55752" calcext:value-type="float">
            <text:p>14814.55752</text:p>
          </table:table-cell>
          <table:table-cell office:value-type="float" office:value="7472.160057" calcext:value-type="float">
            <text:p>7472.160057</text:p>
          </table:table-cell>
          <table:table-cell table:formula="of:=[.C45]/[.D45]" office:value-type="float" office:value="1.50437956360913" calcext:value-type="float">
            <text:p>1.5043795636</text:p>
          </table:table-cell>
          <table:table-cell table:formula="of:=RANK([.F45];[.$F$3:.$F$200])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ew-rlsa-strategies-search-marketers-2-275675</text:p>
          </table:table-cell>
          <table:table-cell office:value-type="float" office:value="21150.341666" calcext:value-type="float">
            <text:p>21150.341666</text:p>
          </table:table-cell>
          <table:table-cell office:value-type="float" office:value="14095.291033" calcext:value-type="float">
            <text:p>14095.291033</text:p>
          </table:table-cell>
          <table:table-cell office:value-type="float" office:value="7055.050633" calcext:value-type="float">
            <text:p>7055.050633</text:p>
          </table:table-cell>
          <table:table-cell table:formula="of:=[.C46]/[.D46]" office:value-type="float" office:value="1.50052536102182" calcext:value-type="float">
            <text:p>1.500525361</text:p>
          </table:table-cell>
          <table:table-cell table:formula="of:=RANK([.F46];[.$F$3:.$F$200])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rchcap-google-mobile-index-bing-ads-market-targeting-pinterest-search-277107</text:p>
          </table:table-cell>
          <table:table-cell office:value-type="float" office:value="21883.909981" calcext:value-type="float">
            <text:p>21883.909981</text:p>
          </table:table-cell>
          <table:table-cell office:value-type="float" office:value="14731.533228" calcext:value-type="float">
            <text:p>14731.533228</text:p>
          </table:table-cell>
          <table:table-cell office:value-type="float" office:value="7152.376753" calcext:value-type="float">
            <text:p>7152.376753</text:p>
          </table:table-cell>
          <table:table-cell table:formula="of:=[.C47]/[.D47]" office:value-type="float" office:value="1.48551475547743" calcext:value-type="float">
            <text:p>1.4855147555</text:p>
          </table:table-cell>
          <table:table-cell table:formula="of:=RANK([.F47];[.$F$3:.$F$200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hird-door-media-expands-martech-coverage-with-newest-editorial-hire-234848</text:p>
          </table:table-cell>
          <table:table-cell office:value-type="float" office:value="18527.518999" calcext:value-type="float">
            <text:p>18527.518999</text:p>
          </table:table-cell>
          <table:table-cell office:value-type="float" office:value="12494.775089" calcext:value-type="float">
            <text:p>12494.775089</text:p>
          </table:table-cell>
          <table:table-cell office:value-type="float" office:value="6032.74391" calcext:value-type="float">
            <text:p>6032.74391</text:p>
          </table:table-cell>
          <table:table-cell table:formula="of:=[.C48]/[.D48]" office:value-type="float" office:value="1.4828213286777" calcext:value-type="float">
            <text:p>1.4828213287</text:p>
          </table:table-cell>
          <table:table-cell table:formula="of:=RANK([.F48];[.$F$3:.$F$200])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earch-pics-google-bathtub-table-bing-lunchbox-youtube-stairs-277753</text:p>
          </table:table-cell>
          <table:table-cell office:value-type="float" office:value="25637.002218" calcext:value-type="float">
            <text:p>25637.002218</text:p>
          </table:table-cell>
          <table:table-cell office:value-type="float" office:value="17850.068019" calcext:value-type="float">
            <text:p>17850.068019</text:p>
          </table:table-cell>
          <table:table-cell office:value-type="float" office:value="7786.934199" calcext:value-type="float">
            <text:p>7786.934199</text:p>
          </table:table-cell>
          <table:table-cell table:formula="of:=[.C49]/[.D49]" office:value-type="float" office:value="1.43624114993351" calcext:value-type="float">
            <text:p>1.4362411499</text:p>
          </table:table-cell>
          <table:table-cell table:formula="of:=RANK([.F49];[.$F$3:.$F$200])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elp-wanted-were-hiring-a-social-media-reporter-238626</text:p>
          </table:table-cell>
          <table:table-cell office:value-type="float" office:value="14055.785029" calcext:value-type="float">
            <text:p>14055.785029</text:p>
          </table:table-cell>
          <table:table-cell office:value-type="float" office:value="10121.072679" calcext:value-type="float">
            <text:p>10121.072679</text:p>
          </table:table-cell>
          <table:table-cell office:value-type="float" office:value="3934.71235" calcext:value-type="float">
            <text:p>3934.71235</text:p>
          </table:table-cell>
          <table:table-cell table:formula="of:=[.C50]/[.D50]" office:value-type="float" office:value="1.38876436073461" calcext:value-type="float">
            <text:p>1.3887643607</text:p>
          </table:table-cell>
          <table:table-cell table:formula="of:=RANK([.F50];[.$F$3:.$F$200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at-local-top-10-local-search-columns-2016-264767</text:p>
          </table:table-cell>
          <table:table-cell office:value-type="float" office:value="15657.089491" calcext:value-type="float">
            <text:p>15657.089491</text:p>
          </table:table-cell>
          <table:table-cell office:value-type="float" office:value="11942.699045" calcext:value-type="float">
            <text:p>11942.699045</text:p>
          </table:table-cell>
          <table:table-cell office:value-type="float" office:value="3714.390446" calcext:value-type="float">
            <text:p>3714.390446</text:p>
          </table:table-cell>
          <table:table-cell table:formula="of:=[.C51]/[.D51]" office:value-type="float" office:value="1.31101767129894" calcext:value-type="float">
            <text:p>1.3110176713</text:p>
          </table:table-cell>
          <table:table-cell table:formula="of:=RANK([.F51];[.$F$3:.$F$200])"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eed-get-google-business-support-use-twitter-270041</text:p>
          </table:table-cell>
          <table:table-cell office:value-type="float" office:value="18660.321005" calcext:value-type="float">
            <text:p>18660.321005</text:p>
          </table:table-cell>
          <table:table-cell office:value-type="float" office:value="14367.988664" calcext:value-type="float">
            <text:p>14367.988664</text:p>
          </table:table-cell>
          <table:table-cell office:value-type="float" office:value="4292.332341" calcext:value-type="float">
            <text:p>4292.332341</text:p>
          </table:table-cell>
          <table:table-cell table:formula="of:=[.C52]/[.D52]" office:value-type="float" office:value="1.29874274273022" calcext:value-type="float">
            <text:p>1.2987427427</text:p>
          </table:table-cell>
          <table:table-cell table:formula="of:=RANK([.F52];[.$F$3:.$F$200])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ilbert-baker-google-doodle-celebrates-lgbt-rights-activists-creator-iconic-rainbow-flag-276188</text:p>
          </table:table-cell>
          <table:table-cell office:value-type="float" office:value="16687.887602" calcext:value-type="float">
            <text:p>16687.887602</text:p>
          </table:table-cell>
          <table:table-cell office:value-type="float" office:value="13063.987152" calcext:value-type="float">
            <text:p>13063.987152</text:p>
          </table:table-cell>
          <table:table-cell office:value-type="float" office:value="3623.90045" calcext:value-type="float">
            <text:p>3623.90045</text:p>
          </table:table-cell>
          <table:table-cell table:formula="of:=[.C53]/[.D53]" office:value-type="float" office:value="1.27739620437741" calcext:value-type="float">
            <text:p>1.2773962044</text:p>
          </table:table-cell>
          <table:table-cell table:formula="of:=RANK([.F53];[.$F$3:.$F$200])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-changes-facebook-make-real-local-search-player-276964</text:p>
          </table:table-cell>
          <table:table-cell office:value-type="float" office:value="13690.177366" calcext:value-type="float">
            <text:p>13690.177366</text:p>
          </table:table-cell>
          <table:table-cell office:value-type="float" office:value="10853.453626" calcext:value-type="float">
            <text:p>10853.453626</text:p>
          </table:table-cell>
          <table:table-cell office:value-type="float" office:value="2836.72374" calcext:value-type="float">
            <text:p>2836.72374</text:p>
          </table:table-cell>
          <table:table-cell table:formula="of:=[.C54]/[.D54]" office:value-type="float" office:value="1.26136599811921" calcext:value-type="float">
            <text:p>1.2613659981</text:p>
          </table:table-cell>
          <table:table-cell table:formula="of:=RANK([.F54];[.$F$3:.$F$200])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ntikythera-mechanism-google-doodle-honors-ancient-astronomical-tool-275178</text:p>
          </table:table-cell>
          <table:table-cell office:value-type="float" office:value="17506.225237" calcext:value-type="float">
            <text:p>17506.225237</text:p>
          </table:table-cell>
          <table:table-cell office:value-type="float" office:value="13999.841476" calcext:value-type="float">
            <text:p>13999.841476</text:p>
          </table:table-cell>
          <table:table-cell office:value-type="float" office:value="3506.383761" calcext:value-type="float">
            <text:p>3506.383761</text:p>
          </table:table-cell>
          <table:table-cell table:formula="of:=[.C55]/[.D55]" office:value-type="float" office:value="1.25045881890956" calcext:value-type="float">
            <text:p>1.2504588189</text:p>
          </table:table-cell>
          <table:table-cell table:formula="of:=RANK([.F55];[.$F$3:.$F$200])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archcap-google-io-news-google-buy-button-program-todays-google-doodle-275270</text:p>
          </table:table-cell>
          <table:table-cell office:value-type="float" office:value="24653.723421" calcext:value-type="float">
            <text:p>24653.723421</text:p>
          </table:table-cell>
          <table:table-cell office:value-type="float" office:value="19843.108848" calcext:value-type="float">
            <text:p>19843.108848</text:p>
          </table:table-cell>
          <table:table-cell office:value-type="float" office:value="4810.614573" calcext:value-type="float">
            <text:p>4810.614573</text:p>
          </table:table-cell>
          <table:table-cell table:formula="of:=[.C56]/[.D56]" office:value-type="float" office:value="1.24243250439484" calcext:value-type="float">
            <text:p>1.2424325044</text:p>
          </table:table-cell>
          <table:table-cell table:formula="of:=RANK([.F56];[.$F$3:.$F$200])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ate-digital-advertising-2017-277618</text:p>
          </table:table-cell>
          <table:table-cell office:value-type="float" office:value="21060.096321" calcext:value-type="float">
            <text:p>21060.096321</text:p>
          </table:table-cell>
          <table:table-cell office:value-type="float" office:value="16984.749208" calcext:value-type="float">
            <text:p>16984.749208</text:p>
          </table:table-cell>
          <table:table-cell office:value-type="float" office:value="4075.347113" calcext:value-type="float">
            <text:p>4075.347113</text:p>
          </table:table-cell>
          <table:table-cell table:formula="of:=[.C57]/[.D57]" office:value-type="float" office:value="1.23994155363098" calcext:value-type="float">
            <text:p>1.2399415536</text:p>
          </table:table-cell>
          <table:table-cell table:formula="of:=RANK([.F57];[.$F$3:.$F$200])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oogle-adwords-custom-dashboards-report-editor-test-275723</text:p>
          </table:table-cell>
          <table:table-cell office:value-type="float" office:value="16178.544336" calcext:value-type="float">
            <text:p>16178.544336</text:p>
          </table:table-cell>
          <table:table-cell office:value-type="float" office:value="13199.927404" calcext:value-type="float">
            <text:p>13199.927404</text:p>
          </table:table-cell>
          <table:table-cell office:value-type="float" office:value="2978.616932" calcext:value-type="float">
            <text:p>2978.616932</text:p>
          </table:table-cell>
          <table:table-cell table:formula="of:=[.C58]/[.D58]" office:value-type="float" office:value="1.22565403890762" calcext:value-type="float">
            <text:p>1.2256540389</text:p>
          </table:table-cell>
          <table:table-cell table:formula="of:=RANK([.F58];[.$F$3:.$F$200])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archcap-bing-visual-search-microsoft-expands-bing-rewards-uk-276164</text:p>
          </table:table-cell>
          <table:table-cell office:value-type="float" office:value="19750.821412" calcext:value-type="float">
            <text:p>19750.821412</text:p>
          </table:table-cell>
          <table:table-cell office:value-type="float" office:value="16273.94672" calcext:value-type="float">
            <text:p>16273.94672</text:p>
          </table:table-cell>
          <table:table-cell office:value-type="float" office:value="3476.874692" calcext:value-type="float">
            <text:p>3476.874692</text:p>
          </table:table-cell>
          <table:table-cell table:formula="of:=[.C59]/[.D59]" office:value-type="float" office:value="1.21364668029342" calcext:value-type="float">
            <text:p>1.2136466803</text:p>
          </table:table-cell>
          <table:table-cell table:formula="of:=RANK([.F59];[.$F$3:.$F$200])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board-android-gets-new-ways-search-emojis-phrase-suggestions-276841</text:p>
          </table:table-cell>
          <table:table-cell office:value-type="float" office:value="22113.656619" calcext:value-type="float">
            <text:p>22113.656619</text:p>
          </table:table-cell>
          <table:table-cell office:value-type="float" office:value="19088.250342" calcext:value-type="float">
            <text:p>19088.250342</text:p>
          </table:table-cell>
          <table:table-cell office:value-type="float" office:value="3025.406277" calcext:value-type="float">
            <text:p>3025.406277</text:p>
          </table:table-cell>
          <table:table-cell table:formula="of:=[.C60]/[.D60]" office:value-type="float" office:value="1.15849573548096" calcext:value-type="float">
            <text:p>1.1584957355</text:p>
          </table:table-cell>
          <table:table-cell table:formula="of:=RANK([.F60];[.$F$3:.$F$200])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skar-fischinger-google-doodle-honoring-filmmaker-visual-artist-doubles-musical-instrument-277649</text:p>
          </table:table-cell>
          <table:table-cell office:value-type="float" office:value="22398.83471" calcext:value-type="float">
            <text:p>22398.83471</text:p>
          </table:table-cell>
          <table:table-cell office:value-type="float" office:value="19369.182488" calcext:value-type="float">
            <text:p>19369.182488</text:p>
          </table:table-cell>
          <table:table-cell office:value-type="float" office:value="3029.652222" calcext:value-type="float">
            <text:p>3029.652222</text:p>
          </table:table-cell>
          <table:table-cell table:formula="of:=[.C61]/[.D61]" office:value-type="float" office:value="1.15641611223793" calcext:value-type="float">
            <text:p>1.1564161122</text:p>
          </table:table-cell>
          <table:table-cell table:formula="of:=RANK([.F61];[.$F$3:.$F$200])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oogle-home-can-now-support-distinguish-six-separate-users-273497</text:p>
          </table:table-cell>
          <table:table-cell office:value-type="float" office:value="15777.987032" calcext:value-type="float">
            <text:p>15777.987032</text:p>
          </table:table-cell>
          <table:table-cell office:value-type="float" office:value="14186.279727" calcext:value-type="float">
            <text:p>14186.279727</text:p>
          </table:table-cell>
          <table:table-cell office:value-type="float" office:value="1591.707305" calcext:value-type="float">
            <text:p>1591.707305</text:p>
          </table:table-cell>
          <table:table-cell table:formula="of:=[.C62]/[.D62]" office:value-type="float" office:value="1.11220047367109" calcext:value-type="float">
            <text:p>1.1122004737</text:p>
          </table:table-cell>
          <table:table-cell table:formula="of:=RANK([.F62];[.$F$3:.$F$200])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ing-adds-trails-near-search-feature-find-perfect-hike-summer-275087</text:p>
          </table:table-cell>
          <table:table-cell office:value-type="float" office:value="13593.877388" calcext:value-type="float">
            <text:p>13593.877388</text:p>
          </table:table-cell>
          <table:table-cell office:value-type="float" office:value="12308.524972" calcext:value-type="float">
            <text:p>12308.524972</text:p>
          </table:table-cell>
          <table:table-cell office:value-type="float" office:value="1285.352416" calcext:value-type="float">
            <text:p>1285.352416</text:p>
          </table:table-cell>
          <table:table-cell table:formula="of:=[.C63]/[.D63]" office:value-type="float" office:value="1.10442781884295" calcext:value-type="float">
            <text:p>1.1044278188</text:p>
          </table:table-cell>
          <table:table-cell table:formula="of:=RANK([.F63];[.$F$3:.$F$200])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oogle-confirms-rolling-new-reviews-format-hotels-275754</text:p>
          </table:table-cell>
          <table:table-cell office:value-type="float" office:value="23275.05757" calcext:value-type="float">
            <text:p>23275.05757</text:p>
          </table:table-cell>
          <table:table-cell office:value-type="float" office:value="21368.57776" calcext:value-type="float">
            <text:p>21368.57776</text:p>
          </table:table-cell>
          <table:table-cell office:value-type="float" office:value="1906.47981" calcext:value-type="float">
            <text:p>1906.47981</text:p>
          </table:table-cell>
          <table:table-cell table:formula="of:=[.C64]/[.D64]" office:value-type="float" office:value="1.08921884420257" calcext:value-type="float">
            <text:p>1.0892188442</text:p>
          </table:table-cell>
          <table:table-cell table:formula="of:=RANK([.F64];[.$F$3:.$F$200])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views-ugc-much-influential-consumers-ads-study-277507</text:p>
          </table:table-cell>
          <table:table-cell office:value-type="float" office:value="20308.188243" calcext:value-type="float">
            <text:p>20308.188243</text:p>
          </table:table-cell>
          <table:table-cell office:value-type="float" office:value="18924.849169" calcext:value-type="float">
            <text:p>18924.849169</text:p>
          </table:table-cell>
          <table:table-cell office:value-type="float" office:value="1383.339074" calcext:value-type="float">
            <text:p>1383.339074</text:p>
          </table:table-cell>
          <table:table-cell table:formula="of:=[.C65]/[.D65]" office:value-type="float" office:value="1.07309643853152" calcext:value-type="float">
            <text:p>1.0730964385</text:p>
          </table:table-cell>
          <table:table-cell table:formula="of:=RANK([.F65];[.$F$3:.$F$200])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dvertisers-consider-pausing-google-local-inventory-ads-268081</text:p>
          </table:table-cell>
          <table:table-cell office:value-type="float" office:value="17126.791884" calcext:value-type="float">
            <text:p>17126.791884</text:p>
          </table:table-cell>
          <table:table-cell office:value-type="float" office:value="16029.854134" calcext:value-type="float">
            <text:p>16029.854134</text:p>
          </table:table-cell>
          <table:table-cell office:value-type="float" office:value="1096.93775" calcext:value-type="float">
            <text:p>1096.93775</text:p>
          </table:table-cell>
          <table:table-cell table:formula="of:=[.C66]/[.D66]" office:value-type="float" office:value="1.06843092524924" calcext:value-type="float">
            <text:p>1.0684309252</text:p>
          </table:table-cell>
          <table:table-cell table:formula="of:=RANK([.F66];[.$F$3:.$F$200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6-things-need-know-using-facebook-local-search-6-reasons-fb-search-can-dominate-234909</text:p>
          </table:table-cell>
          <table:table-cell office:value-type="float" office:value="23906.498267" calcext:value-type="float">
            <text:p>23906.498267</text:p>
          </table:table-cell>
          <table:table-cell office:value-type="float" office:value="22818.488489" calcext:value-type="float">
            <text:p>22818.488489</text:p>
          </table:table-cell>
          <table:table-cell office:value-type="float" office:value="1088.009778" calcext:value-type="float">
            <text:p>1088.009778</text:p>
          </table:table-cell>
          <table:table-cell table:formula="of:=[.C67]/[.D67]" office:value-type="float" office:value="1.04768106259643" calcext:value-type="float">
            <text:p>1.0476810626</text:p>
          </table:table-cell>
          <table:table-cell table:formula="of:=RANK([.F67];[.$F$3:.$F$200])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oogle-assistant-weeks-for-android-270538</text:p>
          </table:table-cell>
          <table:table-cell office:value-type="float" office:value="21660.668161" calcext:value-type="float">
            <text:p>21660.668161</text:p>
          </table:table-cell>
          <table:table-cell office:value-type="float" office:value="20824.694643" calcext:value-type="float">
            <text:p>20824.694643</text:p>
          </table:table-cell>
          <table:table-cell office:value-type="float" office:value="835.973518000002" calcext:value-type="float">
            <text:p>835.973518</text:p>
          </table:table-cell>
          <table:table-cell table:formula="of:=[.C68]/[.D68]" office:value-type="float" office:value="1.04014337460074" calcext:value-type="float">
            <text:p>1.0401433746</text:p>
          </table:table-cell>
          <table:table-cell table:formula="of:=RANK([.F68];[.$F$3:.$F$200])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arch-engine-lands-engaging-stories-2016-whole-lotta-google-266825</text:p>
          </table:table-cell>
          <table:table-cell office:value-type="float" office:value="23989.304165" calcext:value-type="float">
            <text:p>23989.304165</text:p>
          </table:table-cell>
          <table:table-cell office:value-type="float" office:value="23310.577705" calcext:value-type="float">
            <text:p>23310.577705</text:p>
          </table:table-cell>
          <table:table-cell office:value-type="float" office:value="678.726460000002" calcext:value-type="float">
            <text:p>678.72646</text:p>
          </table:table-cell>
          <table:table-cell table:formula="of:=[.C69]/[.D69]" office:value-type="float" office:value="1.02911667263632" calcext:value-type="float">
            <text:p>1.0291166726</text:p>
          </table:table-cell>
          <table:table-cell table:formula="of:=RANK([.F69];[.$F$3:.$F$200])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terprise-social-media-management-software-marketers-guide-new-sixth-edition-276411</text:p>
          </table:table-cell>
          <table:table-cell office:value-type="float" office:value="9758.883746" calcext:value-type="float">
            <text:p>9758.883746</text:p>
          </table:table-cell>
          <table:table-cell office:value-type="float" office:value="9500.829351" calcext:value-type="float">
            <text:p>9500.829351</text:p>
          </table:table-cell>
          <table:table-cell office:value-type="float" office:value="258.054394999999" calcext:value-type="float">
            <text:p>258.054395</text:p>
          </table:table-cell>
          <table:table-cell table:formula="of:=[.C70]/[.D70]" office:value-type="float" office:value="1.02716124934639" calcext:value-type="float">
            <text:p>1.0271612493</text:p>
          </table:table-cell>
          <table:table-cell table:formula="of:=RANK([.F70];[.$F$3:.$F$200])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ocation-marketers-need-embrace-whimsical-visual-storytelling-274673</text:p>
          </table:table-cell>
          <table:table-cell office:value-type="float" office:value="15950.578325" calcext:value-type="float">
            <text:p>15950.578325</text:p>
          </table:table-cell>
          <table:table-cell office:value-type="float" office:value="15566.482682" calcext:value-type="float">
            <text:p>15566.482682</text:p>
          </table:table-cell>
          <table:table-cell office:value-type="float" office:value="384.095643000001" calcext:value-type="float">
            <text:p>384.095643</text:p>
          </table:table-cell>
          <table:table-cell table:formula="of:=[.C71]/[.D71]" office:value-type="float" office:value="1.02467452994016" calcext:value-type="float">
            <text:p>1.0246745299</text:p>
          </table:table-cell>
          <table:table-cell table:formula="of:=RANK([.F71];[.$F$3:.$F$200])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o-vs-ppc-pros-cons-integrated-approach-274643</text:p>
          </table:table-cell>
          <table:table-cell office:value-type="float" office:value="6116.096621" calcext:value-type="float">
            <text:p>6116.096621</text:p>
          </table:table-cell>
          <table:table-cell office:value-type="float" office:value="6027.752405" calcext:value-type="float">
            <text:p>6027.752405</text:p>
          </table:table-cell>
          <table:table-cell office:value-type="float" office:value="88.3442159999995" calcext:value-type="float">
            <text:p>88.344216</text:p>
          </table:table-cell>
          <table:table-cell table:formula="of:=[.C72]/[.D72]" office:value-type="float" office:value="1.0146562449922" calcext:value-type="float">
            <text:p>1.014656245</text:p>
          </table:table-cell>
          <table:table-cell table:formula="of:=RANK([.F72];[.$F$3:.$F$200])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gle-adwords-store-visits-distance-location-reports-263878</text:p>
          </table:table-cell>
          <table:table-cell office:value-type="float" office:value="13427.269787" calcext:value-type="float">
            <text:p>13427.269787</text:p>
          </table:table-cell>
          <table:table-cell office:value-type="float" office:value="13459.625456" calcext:value-type="float">
            <text:p>13459.625456</text:p>
          </table:table-cell>
          <table:table-cell office:value-type="float" office:value="-32.3556690000005" calcext:value-type="float">
            <text:p>-32.355669</text:p>
          </table:table-cell>
          <table:table-cell table:formula="of:=[.C73]/[.D73]" office:value-type="float" office:value="0.997596094400563" calcext:value-type="float">
            <text:p>0.9975960944</text:p>
          </table:table-cell>
          <table:table-cell table:formula="of:=RANK([.F73];[.$F$3:.$F$200])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arly-performance-results-googles-update-close-variants-277214</text:p>
          </table:table-cell>
          <table:table-cell office:value-type="float" office:value="10382.898684" calcext:value-type="float">
            <text:p>10382.898684</text:p>
          </table:table-cell>
          <table:table-cell office:value-type="float" office:value="10458.429924" calcext:value-type="float">
            <text:p>10458.429924</text:p>
          </table:table-cell>
          <table:table-cell office:value-type="float" office:value="-75.5312400000003" calcext:value-type="float">
            <text:p>-75.53124</text:p>
          </table:table-cell>
          <table:table-cell table:formula="of:=[.C74]/[.D74]" office:value-type="float" office:value="0.992777956103461" calcext:value-type="float">
            <text:p>0.9927779561</text:p>
          </table:table-cell>
          <table:table-cell table:formula="of:=RANK([.F74];[.$F$3:.$F$200])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youll-love-smx-west-speaker-lineup-269493</text:p>
          </table:table-cell>
          <table:table-cell office:value-type="float" office:value="21709.357641" calcext:value-type="float">
            <text:p>21709.357641</text:p>
          </table:table-cell>
          <table:table-cell office:value-type="float" office:value="22585.722992" calcext:value-type="float">
            <text:p>22585.722992</text:p>
          </table:table-cell>
          <table:table-cell office:value-type="float" office:value="-876.365351" calcext:value-type="float">
            <text:p>-876.365351</text:p>
          </table:table-cell>
          <table:table-cell table:formula="of:=[.C75]/[.D75]" office:value-type="float" office:value="0.961198260010963" calcext:value-type="float">
            <text:p>0.96119826</text:p>
          </table:table-cell>
          <table:table-cell table:formula="of:=RANK([.F75];[.$F$3:.$F$200])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ta-google-monthly-search-volume-dwarfs-rivals-mobile-advantage-269120</text:p>
          </table:table-cell>
          <table:table-cell office:value-type="float" office:value="19339.017691" calcext:value-type="float">
            <text:p>19339.017691</text:p>
          </table:table-cell>
          <table:table-cell office:value-type="float" office:value="20124.025396" calcext:value-type="float">
            <text:p>20124.025396</text:p>
          </table:table-cell>
          <table:table-cell office:value-type="float" office:value="-785.007705" calcext:value-type="float">
            <text:p>-785.007705</text:p>
          </table:table-cell>
          <table:table-cell table:formula="of:=[.C76]/[.D76]" office:value-type="float" office:value="0.960991516878326" calcext:value-type="float">
            <text:p>0.9609915169</text:p>
          </table:table-cell>
          <table:table-cell table:formula="of:=RANK([.F76];[.$F$3:.$F$200])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ear-review-search-engine-lands-top-10-columns-2015-237752</text:p>
          </table:table-cell>
          <table:table-cell office:value-type="float" office:value="23951.627987" calcext:value-type="float">
            <text:p>23951.627987</text:p>
          </table:table-cell>
          <table:table-cell office:value-type="float" office:value="25368.158817" calcext:value-type="float">
            <text:p>25368.158817</text:p>
          </table:table-cell>
          <table:table-cell office:value-type="float" office:value="-1416.53083" calcext:value-type="float">
            <text:p>-1416.53083</text:p>
          </table:table-cell>
          <table:table-cell table:formula="of:=[.C77]/[.D77]" office:value-type="float" office:value="0.944161070568088" calcext:value-type="float">
            <text:p>0.9441610706</text:p>
          </table:table-cell>
          <table:table-cell table:formula="of:=RANK([.F77];[.$F$3:.$F$200])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oogle-mobile-image-search-adds-new-quick-filters-274747</text:p>
          </table:table-cell>
          <table:table-cell office:value-type="float" office:value="12183.019651" calcext:value-type="float">
            <text:p>12183.019651</text:p>
          </table:table-cell>
          <table:table-cell office:value-type="float" office:value="13284.065003" calcext:value-type="float">
            <text:p>13284.065003</text:p>
          </table:table-cell>
          <table:table-cell office:value-type="float" office:value="-1101.045352" calcext:value-type="float">
            <text:p>-1101.045352</text:p>
          </table:table-cell>
          <table:table-cell table:formula="of:=[.C78]/[.D78]" office:value-type="float" office:value="0.917115329400199" calcext:value-type="float">
            <text:p>0.9171153294</text:p>
          </table:table-cell>
          <table:table-cell table:formula="of:=RANK([.F78];[.$F$3:.$F$200])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oogle-exact-match-close-variants-word-order-function-words-271395</text:p>
          </table:table-cell>
          <table:table-cell office:value-type="float" office:value="22497.188329" calcext:value-type="float">
            <text:p>22497.188329</text:p>
          </table:table-cell>
          <table:table-cell office:value-type="float" office:value="24558.388584" calcext:value-type="float">
            <text:p>24558.388584</text:p>
          </table:table-cell>
          <table:table-cell office:value-type="float" office:value="-2061.200255" calcext:value-type="float">
            <text:p>-2061.200255</text:p>
          </table:table-cell>
          <table:table-cell table:formula="of:=[.C79]/[.D79]" office:value-type="float" office:value="0.916069401379906" calcext:value-type="float">
            <text:p>0.9160694014</text:p>
          </table:table-cell>
          <table:table-cell table:formula="of:=RANK([.F79];[.$F$3:.$F$200])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minder-live-webinar-track-qualify-convert-leads-using-call-sms-data-275164</text:p>
          </table:table-cell>
          <table:table-cell office:value-type="float" office:value="17764.006891" calcext:value-type="float">
            <text:p>17764.006891</text:p>
          </table:table-cell>
          <table:table-cell office:value-type="float" office:value="19511.932631" calcext:value-type="float">
            <text:p>19511.932631</text:p>
          </table:table-cell>
          <table:table-cell office:value-type="float" office:value="-1747.92574" calcext:value-type="float">
            <text:p>-1747.92574</text:p>
          </table:table-cell>
          <table:table-cell table:formula="of:=[.C80]/[.D80]" office:value-type="float" office:value="0.910417600703328" calcext:value-type="float">
            <text:p>0.9104176007</text:p>
          </table:table-cell>
          <table:table-cell table:formula="of:=RANK([.F80];[.$F$3:.$F$200])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port-google-assistant-bests-rivals-questions-answered-overall-accuracy-274003</text:p>
          </table:table-cell>
          <table:table-cell office:value-type="float" office:value="16638.197099" calcext:value-type="float">
            <text:p>16638.197099</text:p>
          </table:table-cell>
          <table:table-cell office:value-type="float" office:value="18378.817039" calcext:value-type="float">
            <text:p>18378.817039</text:p>
          </table:table-cell>
          <table:table-cell office:value-type="float" office:value="-1740.61994" calcext:value-type="float">
            <text:p>-1740.61994</text:p>
          </table:table-cell>
          <table:table-cell table:formula="of:=[.C81]/[.D81]" office:value-type="float" office:value="0.905292057899788" calcext:value-type="float">
            <text:p>0.9052920579</text:p>
          </table:table-cell>
          <table:table-cell table:formula="of:=RANK([.F81];[.$F$3:.$F$200])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rganic-traffic-link-building-small-businesses-269353</text:p>
          </table:table-cell>
          <table:table-cell office:value-type="float" office:value="19950.053238" calcext:value-type="float">
            <text:p>19950.053238</text:p>
          </table:table-cell>
          <table:table-cell office:value-type="float" office:value="22058.239933" calcext:value-type="float">
            <text:p>22058.239933</text:p>
          </table:table-cell>
          <table:table-cell office:value-type="float" office:value="-2108.186695" calcext:value-type="float">
            <text:p>-2108.186695</text:p>
          </table:table-cell>
          <table:table-cell table:formula="of:=[.C82]/[.D82]" office:value-type="float" office:value="0.904426341294526" calcext:value-type="float">
            <text:p>0.9044263413</text:p>
          </table:table-cell>
          <table:table-cell table:formula="of:=RANK([.F82];[.$F$3:.$F$200])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oogle-publishes-best-practices-search-engine-friendly-progressive-web-apps-pwas-262871</text:p>
          </table:table-cell>
          <table:table-cell office:value-type="float" office:value="3526.587692" calcext:value-type="float">
            <text:p>3526.587692</text:p>
          </table:table-cell>
          <table:table-cell office:value-type="float" office:value="3940.951004" calcext:value-type="float">
            <text:p>3940.951004</text:p>
          </table:table-cell>
          <table:table-cell office:value-type="float" office:value="-414.363312" calcext:value-type="float">
            <text:p>-414.363312</text:p>
          </table:table-cell>
          <table:table-cell table:formula="of:=[.C83]/[.D83]" office:value-type="float" office:value="0.894857025225782" calcext:value-type="float">
            <text:p>0.8948570252</text:p>
          </table:table-cell>
          <table:table-cell table:formula="of:=RANK([.F83];[.$F$3:.$F$200])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ocal-seo-much-tools-266439</text:p>
          </table:table-cell>
          <table:table-cell office:value-type="float" office:value="9802.951289" calcext:value-type="float">
            <text:p>9802.951289</text:p>
          </table:table-cell>
          <table:table-cell office:value-type="float" office:value="11086.400564" calcext:value-type="float">
            <text:p>11086.400564</text:p>
          </table:table-cell>
          <table:table-cell office:value-type="float" office:value="-1283.449275" calcext:value-type="float">
            <text:p>-1283.449275</text:p>
          </table:table-cell>
          <table:table-cell table:formula="of:=[.C84]/[.D84]" office:value-type="float" office:value="0.884232103324171" calcext:value-type="float">
            <text:p>0.8842321033</text:p>
          </table:table-cell>
          <table:table-cell table:formula="of:=RANK([.F84];[.$F$3:.$F$200])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ke-deep-dive-search-social-attend-workshop-smx-advanced-273835</text:p>
          </table:table-cell>
          <table:table-cell office:value-type="float" office:value="22448.367602" calcext:value-type="float">
            <text:p>22448.367602</text:p>
          </table:table-cell>
          <table:table-cell office:value-type="float" office:value="25444.205348" calcext:value-type="float">
            <text:p>25444.205348</text:p>
          </table:table-cell>
          <table:table-cell office:value-type="float" office:value="-2995.837746" calcext:value-type="float">
            <text:p>-2995.837746</text:p>
          </table:table-cell>
          <table:table-cell table:formula="of:=[.C85]/[.D85]" office:value-type="float" office:value="0.882258545510619" calcext:value-type="float">
            <text:p>0.8822585455</text:p>
          </table:table-cell>
          <table:table-cell table:formula="of:=RANK([.F85];[.$F$3:.$F$200])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udy-yelp-drives-higher-conversions-google-facebook-275517</text:p>
          </table:table-cell>
          <table:table-cell office:value-type="float" office:value="20922.833697" calcext:value-type="float">
            <text:p>20922.833697</text:p>
          </table:table-cell>
          <table:table-cell office:value-type="float" office:value="23768.932674" calcext:value-type="float">
            <text:p>23768.932674</text:p>
          </table:table-cell>
          <table:table-cell office:value-type="float" office:value="-2846.098977" calcext:value-type="float">
            <text:p>-2846.098977</text:p>
          </table:table-cell>
          <table:table-cell table:formula="of:=[.C86]/[.D86]" office:value-type="float" office:value="0.880259706397618" calcext:value-type="float">
            <text:p>0.8802597064</text:p>
          </table:table-cell>
          <table:table-cell table:formula="of:=RANK([.F86];[.$F$3:.$F$200])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oogle-shortcuts-next-gen-local-discovery-tool-274411</text:p>
          </table:table-cell>
          <table:table-cell office:value-type="float" office:value="20260.409072" calcext:value-type="float">
            <text:p>20260.409072</text:p>
          </table:table-cell>
          <table:table-cell office:value-type="float" office:value="23086.914549" calcext:value-type="float">
            <text:p>23086.914549</text:p>
          </table:table-cell>
          <table:table-cell office:value-type="float" office:value="-2826.505477" calcext:value-type="float">
            <text:p>-2826.505477</text:p>
          </table:table-cell>
          <table:table-cell table:formula="of:=[.C87]/[.D87]" office:value-type="float" office:value="0.877571103275798" calcext:value-type="float">
            <text:p>0.8775711033</text:p>
          </table:table-cell>
          <table:table-cell table:formula="of:=RANK([.F87];[.$F$3:.$F$200])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n-manage-inventory-google-shopping-247541</text:p>
          </table:table-cell>
          <table:table-cell office:value-type="float" office:value="14774.69436" calcext:value-type="float">
            <text:p>14774.69436</text:p>
          </table:table-cell>
          <table:table-cell office:value-type="float" office:value="16938.187412" calcext:value-type="float">
            <text:p>16938.187412</text:p>
          </table:table-cell>
          <table:table-cell office:value-type="float" office:value="-2163.493052" calcext:value-type="float">
            <text:p>-2163.493052</text:p>
          </table:table-cell>
          <table:table-cell table:formula="of:=[.C88]/[.D88]" office:value-type="float" office:value="0.872271276767946" calcext:value-type="float">
            <text:p>0.8722712768</text:p>
          </table:table-cell>
          <table:table-cell table:formula="of:=RANK([.F88];[.$F$3:.$F$200])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earn-basics-programmatic-advertising-2-275356</text:p>
          </table:table-cell>
          <table:table-cell office:value-type="float" office:value="9835.576218" calcext:value-type="float">
            <text:p>9835.576218</text:p>
          </table:table-cell>
          <table:table-cell office:value-type="float" office:value="11362.599199" calcext:value-type="float">
            <text:p>11362.599199</text:p>
          </table:table-cell>
          <table:table-cell office:value-type="float" office:value="-1527.022981" calcext:value-type="float">
            <text:p>-1527.022981</text:p>
          </table:table-cell>
          <table:table-cell table:formula="of:=[.C89]/[.D89]" office:value-type="float" office:value="0.865609711804814" calcext:value-type="float">
            <text:p>0.8656097118</text:p>
          </table:table-cell>
          <table:table-cell table:formula="of:=RANK([.F89];[.$F$3:.$F$200])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-ok-google-cortana-update-can-make-default-assistant-android-277325</text:p>
          </table:table-cell>
          <table:table-cell office:value-type="float" office:value="18972.244799" calcext:value-type="float">
            <text:p>18972.244799</text:p>
          </table:table-cell>
          <table:table-cell office:value-type="float" office:value="22144.457232" calcext:value-type="float">
            <text:p>22144.457232</text:p>
          </table:table-cell>
          <table:table-cell office:value-type="float" office:value="-3172.212433" calcext:value-type="float">
            <text:p>-3172.212433</text:p>
          </table:table-cell>
          <table:table-cell table:formula="of:=[.C90]/[.D90]" office:value-type="float" office:value="0.856749144954613" calcext:value-type="float">
            <text:p>0.856749145</text:p>
          </table:table-cell>
          <table:table-cell table:formula="of:=RANK([.F90];[.$F$3:.$F$200])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-great-reasons-attend-smx-advanced-2-weeks-276095</text:p>
          </table:table-cell>
          <table:table-cell office:value-type="float" office:value="5778.170978" calcext:value-type="float">
            <text:p>5778.170978</text:p>
          </table:table-cell>
          <table:table-cell office:value-type="float" office:value="6858.086085" calcext:value-type="float">
            <text:p>6858.086085</text:p>
          </table:table-cell>
          <table:table-cell office:value-type="float" office:value="-1079.915107" calcext:value-type="float">
            <text:p>-1079.915107</text:p>
          </table:table-cell>
          <table:table-cell table:formula="of:=[.C91]/[.D91]" office:value-type="float" office:value="0.842534040311627" calcext:value-type="float">
            <text:p>0.8425340403</text:p>
          </table:table-cell>
          <table:table-cell table:formula="of:=RANK([.F91];[.$F$3:.$F$200])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icrosoft-expands-bing-rewards-loyalty-program-uk-276132</text:p>
          </table:table-cell>
          <table:table-cell office:value-type="float" office:value="7625.821304" calcext:value-type="float">
            <text:p>7625.821304</text:p>
          </table:table-cell>
          <table:table-cell office:value-type="float" office:value="9201.766844" calcext:value-type="float">
            <text:p>9201.766844</text:p>
          </table:table-cell>
          <table:table-cell office:value-type="float" office:value="-1575.94554" calcext:value-type="float">
            <text:p>-1575.94554</text:p>
          </table:table-cell>
          <table:table-cell table:formula="of:=[.C92]/[.D92]" office:value-type="float" office:value="0.828734462987661" calcext:value-type="float">
            <text:p>0.828734463</text:p>
          </table:table-cell>
          <table:table-cell table:formula="of:=RANK([.F92];[.$F$3:.$F$200])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t-another-study-shows-significant-drops-organic-clicks-featured-snippets-276927</text:p>
          </table:table-cell>
          <table:table-cell office:value-type="float" office:value="15037.737983" calcext:value-type="float">
            <text:p>15037.737983</text:p>
          </table:table-cell>
          <table:table-cell office:value-type="float" office:value="18425.833077" calcext:value-type="float">
            <text:p>18425.833077</text:p>
          </table:table-cell>
          <table:table-cell office:value-type="float" office:value="-3388.095094" calcext:value-type="float">
            <text:p>-3388.095094</text:p>
          </table:table-cell>
          <table:table-cell table:formula="of:=[.C93]/[.D93]" office:value-type="float" office:value="0.816122555770399" calcext:value-type="float">
            <text:p>0.8161225558</text:p>
          </table:table-cell>
          <table:table-cell table:formula="of:=RANK([.F93];[.$F$3:.$F$200])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ng-product-ads-inventory-feed-search-query-product-level-273674</text:p>
          </table:table-cell>
          <table:table-cell office:value-type="float" office:value="18621.302467" calcext:value-type="float">
            <text:p>18621.302467</text:p>
          </table:table-cell>
          <table:table-cell office:value-type="float" office:value="22863.412981" calcext:value-type="float">
            <text:p>22863.412981</text:p>
          </table:table-cell>
          <table:table-cell office:value-type="float" office:value="-4242.110514" calcext:value-type="float">
            <text:p>-4242.110514</text:p>
          </table:table-cell>
          <table:table-cell table:formula="of:=[.C94]/[.D94]" office:value-type="float" office:value="0.814458562353517" calcext:value-type="float">
            <text:p>0.8144585624</text:p>
          </table:table-cell>
          <table:table-cell table:formula="of:=RANK([.F94];[.$F$3:.$F$200])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zaha-hadid-google-doodle-honors-first-woman-win-pritzker-architecture-prize-276027</text:p>
          </table:table-cell>
          <table:table-cell office:value-type="float" office:value="6456.003795" calcext:value-type="float">
            <text:p>6456.003795</text:p>
          </table:table-cell>
          <table:table-cell office:value-type="float" office:value="8044.699951" calcext:value-type="float">
            <text:p>8044.699951</text:p>
          </table:table-cell>
          <table:table-cell office:value-type="float" office:value="-1588.696156" calcext:value-type="float">
            <text:p>-1588.696156</text:p>
          </table:table-cell>
          <table:table-cell table:formula="of:=[.C95]/[.D95]" office:value-type="float" office:value="0.802516418800366" calcext:value-type="float">
            <text:p>0.8025164188</text:p>
          </table:table-cell>
          <table:table-cell table:formula="of:=RANK([.F95];[.$F$3:.$F$200])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ink-builders-really-want-know-277021</text:p>
          </table:table-cell>
          <table:table-cell office:value-type="float" office:value="9083.496289" calcext:value-type="float">
            <text:p>9083.496289</text:p>
          </table:table-cell>
          <table:table-cell office:value-type="float" office:value="11322.786947" calcext:value-type="float">
            <text:p>11322.786947</text:p>
          </table:table-cell>
          <table:table-cell office:value-type="float" office:value="-2239.290658" calcext:value-type="float">
            <text:p>-2239.290658</text:p>
          </table:table-cell>
          <table:table-cell table:formula="of:=[.C96]/[.D96]" office:value-type="float" office:value="0.802231494023359" calcext:value-type="float">
            <text:p>0.802231494</text:p>
          </table:table-cell>
          <table:table-cell table:formula="of:=RANK([.F96];[.$F$3:.$F$200])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ell-played-google-advertisers-finally-get-device-bidding-controls-249644</text:p>
          </table:table-cell>
          <table:table-cell office:value-type="float" office:value="10508.865463" calcext:value-type="float">
            <text:p>10508.865463</text:p>
          </table:table-cell>
          <table:table-cell office:value-type="float" office:value="13106.717933" calcext:value-type="float">
            <text:p>13106.717933</text:p>
          </table:table-cell>
          <table:table-cell office:value-type="float" office:value="-2597.85247" calcext:value-type="float">
            <text:p>-2597.85247</text:p>
          </table:table-cell>
          <table:table-cell table:formula="of:=[.C97]/[.D97]" office:value-type="float" office:value="0.80179229588369" calcext:value-type="float">
            <text:p>0.8017922959</text:p>
          </table:table-cell>
          <table:table-cell table:formula="of:=RANK([.F97];[.$F$3:.$F$200])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archcap-google-posts-live-google-purges-medical-records-search-pics-277780</text:p>
          </table:table-cell>
          <table:table-cell office:value-type="float" office:value="14909.2723" calcext:value-type="float">
            <text:p>14909.2723</text:p>
          </table:table-cell>
          <table:table-cell office:value-type="float" office:value="18840.764837" calcext:value-type="float">
            <text:p>18840.764837</text:p>
          </table:table-cell>
          <table:table-cell office:value-type="float" office:value="-3931.492537" calcext:value-type="float">
            <text:p>-3931.492537</text:p>
          </table:table-cell>
          <table:table-cell table:formula="of:=[.C98]/[.D98]" office:value-type="float" office:value="0.791330523414887" calcext:value-type="float">
            <text:p>0.7913305234</text:p>
          </table:table-cell>
          <table:table-cell table:formula="of:=RANK([.F98];[.$F$3:.$F$200])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rive-calls-customers-display-ads-274113</text:p>
          </table:table-cell>
          <table:table-cell office:value-type="float" office:value="9629.665716" calcext:value-type="float">
            <text:p>9629.665716</text:p>
          </table:table-cell>
          <table:table-cell office:value-type="float" office:value="12215.335702" calcext:value-type="float">
            <text:p>12215.335702</text:p>
          </table:table-cell>
          <table:table-cell office:value-type="float" office:value="-2585.669986" calcext:value-type="float">
            <text:p>-2585.669986</text:p>
          </table:table-cell>
          <table:table-cell table:formula="of:=[.C99]/[.D99]" office:value-type="float" office:value="0.788325916775529" calcext:value-type="float">
            <text:p>0.7883259168</text:p>
          </table:table-cell>
          <table:table-cell table:formula="of:=RANK([.F99];[.$F$3:.$F$200])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ooking-for-black-friday-deals-bing-flyer-ads-retailer-circulars-263997</text:p>
          </table:table-cell>
          <table:table-cell office:value-type="float" office:value="12864.61325" calcext:value-type="float">
            <text:p>12864.61325</text:p>
          </table:table-cell>
          <table:table-cell office:value-type="float" office:value="16498.29519" calcext:value-type="float">
            <text:p>16498.29519</text:p>
          </table:table-cell>
          <table:table-cell office:value-type="float" office:value="-3633.68194" calcext:value-type="float">
            <text:p>-3633.68194</text:p>
          </table:table-cell>
          <table:table-cell table:formula="of:=[.C100]/[.D100]" office:value-type="float" office:value="0.779754095913955" calcext:value-type="float">
            <text:p>0.7797540959</text:p>
          </table:table-cell>
          <table:table-cell table:formula="of:=RANK([.F100];[.$F$3:.$F$200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5-reasons-websites-still-matter-local-search-2017-275080</text:p>
          </table:table-cell>
          <table:table-cell office:value-type="float" office:value="14654.688349" calcext:value-type="float">
            <text:p>14654.688349</text:p>
          </table:table-cell>
          <table:table-cell office:value-type="float" office:value="18794.832722" calcext:value-type="float">
            <text:p>18794.832722</text:p>
          </table:table-cell>
          <table:table-cell office:value-type="float" office:value="-4140.144373" calcext:value-type="float">
            <text:p>-4140.144373</text:p>
          </table:table-cell>
          <table:table-cell table:formula="of:=[.C101]/[.D101]" office:value-type="float" office:value="0.779719009249078" calcext:value-type="float">
            <text:p>0.7797190092</text:p>
          </table:table-cell>
          <table:table-cell table:formula="of:=RANK([.F101];[.$F$3:.$F$200])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ogle-assistant-guide-270312</text:p>
          </table:table-cell>
          <table:table-cell office:value-type="float" office:value="10170.420444" calcext:value-type="float">
            <text:p>10170.420444</text:p>
          </table:table-cell>
          <table:table-cell office:value-type="float" office:value="13155.624644" calcext:value-type="float">
            <text:p>13155.624644</text:p>
          </table:table-cell>
          <table:table-cell office:value-type="float" office:value="-2985.2042" calcext:value-type="float">
            <text:p>-2985.2042</text:p>
          </table:table-cell>
          <table:table-cell table:formula="of:=[.C102]/[.D102]" office:value-type="float" office:value="0.773085331880346" calcext:value-type="float">
            <text:p>0.7730853319</text:p>
          </table:table-cell>
          <table:table-cell table:formula="of:=RANK([.F102];[.$F$3:.$F$200])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t-google-review-links-g-update-237190</text:p>
          </table:table-cell>
          <table:table-cell office:value-type="float" office:value="19132.025605" calcext:value-type="float">
            <text:p>19132.025605</text:p>
          </table:table-cell>
          <table:table-cell office:value-type="float" office:value="25146.735927" calcext:value-type="float">
            <text:p>25146.735927</text:p>
          </table:table-cell>
          <table:table-cell office:value-type="float" office:value="-6014.710322" calcext:value-type="float">
            <text:p>-6014.710322</text:p>
          </table:table-cell>
          <table:table-cell table:formula="of:=[.C103]/[.D103]" office:value-type="float" office:value="0.760815465694614" calcext:value-type="float">
            <text:p>0.7608154657</text:p>
          </table:table-cell>
          <table:table-cell table:formula="of:=RANK([.F103];[.$F$3:.$F$200])"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iscovering-opportunities-drive-mobile-web-app-optimization-strategy-237625</text:p>
          </table:table-cell>
          <table:table-cell office:value-type="float" office:value="4129.504833" calcext:value-type="float">
            <text:p>4129.504833</text:p>
          </table:table-cell>
          <table:table-cell office:value-type="float" office:value="5519.546268" calcext:value-type="float">
            <text:p>5519.546268</text:p>
          </table:table-cell>
          <table:table-cell office:value-type="float" office:value="-1390.041435" calcext:value-type="float">
            <text:p>-1390.041435</text:p>
          </table:table-cell>
          <table:table-cell table:formula="of:=[.C104]/[.D104]" office:value-type="float" office:value="0.748160198772339" calcext:value-type="float">
            <text:p>0.7481601988</text:p>
          </table:table-cell>
          <table:table-cell table:formula="of:=RANK([.F104];[.$F$3:.$F$200])"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oogle-logo-goes-green-promote-companys-first-official-environmental-report-276319</text:p>
          </table:table-cell>
          <table:table-cell office:value-type="float" office:value="6327.540274" calcext:value-type="float">
            <text:p>6327.540274</text:p>
          </table:table-cell>
          <table:table-cell office:value-type="float" office:value="8533.261377" calcext:value-type="float">
            <text:p>8533.261377</text:p>
          </table:table-cell>
          <table:table-cell office:value-type="float" office:value="-2205.721103" calcext:value-type="float">
            <text:p>-2205.721103</text:p>
          </table:table-cell>
          <table:table-cell table:formula="of:=[.C105]/[.D105]" office:value-type="float" office:value="0.741514878596692" calcext:value-type="float">
            <text:p>0.7415148786</text:p>
          </table:table-cell>
          <table:table-cell table:formula="of:=RANK([.F105];[.$F$3:.$F$200])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ing-ads-editor-updates-multi-select-277862</text:p>
          </table:table-cell>
          <table:table-cell office:value-type="float" office:value="14570.738876" calcext:value-type="float">
            <text:p>14570.738876</text:p>
          </table:table-cell>
          <table:table-cell office:value-type="float" office:value="19701.461319" calcext:value-type="float">
            <text:p>19701.461319</text:p>
          </table:table-cell>
          <table:table-cell office:value-type="float" office:value="-5130.722443" calcext:value-type="float">
            <text:p>-5130.722443</text:p>
          </table:table-cell>
          <table:table-cell table:formula="of:=[.C106]/[.D106]" office:value-type="float" office:value="0.739576554250219" calcext:value-type="float">
            <text:p>0.7395765543</text:p>
          </table:table-cell>
          <table:table-cell table:formula="of:=RANK([.F106];[.$F$3:.$F$200])"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mx-west-just-days-away-reserve-seat-now-271166</text:p>
          </table:table-cell>
          <table:table-cell office:value-type="float" office:value="6363.661285" calcext:value-type="float">
            <text:p>6363.661285</text:p>
          </table:table-cell>
          <table:table-cell office:value-type="float" office:value="8789.040568" calcext:value-type="float">
            <text:p>8789.040568</text:p>
          </table:table-cell>
          <table:table-cell office:value-type="float" office:value="-2425.379283" calcext:value-type="float">
            <text:p>-2425.379283</text:p>
          </table:table-cell>
          <table:table-cell table:formula="of:=[.C107]/[.D107]" office:value-type="float" office:value="0.724045046301122" calcext:value-type="float">
            <text:p>0.7240450463</text:p>
          </table:table-cell>
          <table:table-cell table:formula="of:=RANK([.F107];[.$F$3:.$F$200])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ogle-shopping-ads-so-hot-right-now-the-meteoric-rise-of-plas-248055</text:p>
          </table:table-cell>
          <table:table-cell office:value-type="float" office:value="14292.198701" calcext:value-type="float">
            <text:p>14292.198701</text:p>
          </table:table-cell>
          <table:table-cell office:value-type="float" office:value="20039.456388" calcext:value-type="float">
            <text:p>20039.456388</text:p>
          </table:table-cell>
          <table:table-cell office:value-type="float" office:value="-5747.257687" calcext:value-type="float">
            <text:p>-5747.257687</text:p>
          </table:table-cell>
          <table:table-cell table:formula="of:=[.C108]/[.D108]" office:value-type="float" office:value="0.71320291450413" calcext:value-type="float">
            <text:p>0.7132029145</text:p>
          </table:table-cell>
          <table:table-cell table:formula="of:=RANK([.F108];[.$F$3:.$F$200])"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oogle-shopping-feed-optimization-speak-customers-language-write-compelling-product-titles-266170</text:p>
          </table:table-cell>
          <table:table-cell office:value-type="float" office:value="15126.471102" calcext:value-type="float">
            <text:p>15126.471102</text:p>
          </table:table-cell>
          <table:table-cell office:value-type="float" office:value="21617.751804" calcext:value-type="float">
            <text:p>21617.751804</text:p>
          </table:table-cell>
          <table:table-cell office:value-type="float" office:value="-6491.280702" calcext:value-type="float">
            <text:p>-6491.280702</text:p>
          </table:table-cell>
          <table:table-cell table:formula="of:=[.C109]/[.D109]" office:value-type="float" office:value="0.699724524508654" calcext:value-type="float">
            <text:p>0.6997245245</text:p>
          </table:table-cell>
          <table:table-cell table:formula="of:=RANK([.F109];[.$F$3:.$F$200])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c-paydirt-check-top-paid-search-columns-2015-237929</text:p>
          </table:table-cell>
          <table:table-cell office:value-type="float" office:value="15174.619843" calcext:value-type="float">
            <text:p>15174.619843</text:p>
          </table:table-cell>
          <table:table-cell office:value-type="float" office:value="21781.591427" calcext:value-type="float">
            <text:p>21781.591427</text:p>
          </table:table-cell>
          <table:table-cell office:value-type="float" office:value="-6606.971584" calcext:value-type="float">
            <text:p>-6606.971584</text:p>
          </table:table-cell>
          <table:table-cell table:formula="of:=[.C110]/[.D110]" office:value-type="float" office:value="0.696671769547099" calcext:value-type="float">
            <text:p>0.6966717695</text:p>
          </table:table-cell>
          <table:table-cell table:formula="of:=RANK([.F110];[.$F$3:.$F$200])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aidu-becomes-googles-biggest-ally-mobile-page-speed-271275</text:p>
          </table:table-cell>
          <table:table-cell office:value-type="float" office:value="11815.575849" calcext:value-type="float">
            <text:p>11815.575849</text:p>
          </table:table-cell>
          <table:table-cell office:value-type="float" office:value="17890.252397" calcext:value-type="float">
            <text:p>17890.252397</text:p>
          </table:table-cell>
          <table:table-cell office:value-type="float" office:value="-6074.676548" calcext:value-type="float">
            <text:p>-6074.676548</text:p>
          </table:table-cell>
          <table:table-cell table:formula="of:=[.C111]/[.D111]" office:value-type="float" office:value="0.66044768887561" calcext:value-type="float">
            <text:p>0.6604476889</text:p>
          </table:table-cell>
          <table:table-cell table:formula="of:=RANK([.F111];[.$F$3:.$F$200])"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tend-smx-advanced-seo-sem-tactics-work-rates-increase-next-week-272110</text:p>
          </table:table-cell>
          <table:table-cell office:value-type="float" office:value="8312.636325" calcext:value-type="float">
            <text:p>8312.636325</text:p>
          </table:table-cell>
          <table:table-cell office:value-type="float" office:value="12810.507127" calcext:value-type="float">
            <text:p>12810.507127</text:p>
          </table:table-cell>
          <table:table-cell office:value-type="float" office:value="-4497.870802" calcext:value-type="float">
            <text:p>-4497.870802</text:p>
          </table:table-cell>
          <table:table-cell table:formula="of:=[.C112]/[.D112]" office:value-type="float" office:value="0.648892057323782" calcext:value-type="float">
            <text:p>0.6488920573</text:p>
          </table:table-cell>
          <table:table-cell table:formula="of:=RANK([.F112];[.$F$3:.$F$200])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oogles-recent-rlsa-updates-mean-advertisers-260417</text:p>
          </table:table-cell>
          <table:table-cell office:value-type="float" office:value="12637.022725" calcext:value-type="float">
            <text:p>12637.022725</text:p>
          </table:table-cell>
          <table:table-cell office:value-type="float" office:value="19654.192788" calcext:value-type="float">
            <text:p>19654.192788</text:p>
          </table:table-cell>
          <table:table-cell office:value-type="float" office:value="-7017.170063" calcext:value-type="float">
            <text:p>-7017.170063</text:p>
          </table:table-cell>
          <table:table-cell table:formula="of:=[.C113]/[.D113]" office:value-type="float" office:value="0.642968289835623" calcext:value-type="float">
            <text:p>0.6429682898</text:p>
          </table:table-cell>
          <table:table-cell table:formula="of:=RANK([.F113];[.$F$3:.$F$200])"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5-ways-improve-seo-sem-performance-smx-advanced-275130</text:p>
          </table:table-cell>
          <table:table-cell office:value-type="float" office:value="12949.146641" calcext:value-type="float">
            <text:p>12949.146641</text:p>
          </table:table-cell>
          <table:table-cell office:value-type="float" office:value="20656.372088" calcext:value-type="float">
            <text:p>20656.372088</text:p>
          </table:table-cell>
          <table:table-cell office:value-type="float" office:value="-7707.225447" calcext:value-type="float">
            <text:p>-7707.225447</text:p>
          </table:table-cell>
          <table:table-cell table:formula="of:=[.C114]/[.D114]" office:value-type="float" office:value="0.62688387805149" calcext:value-type="float">
            <text:p>0.6268838781</text:p>
          </table:table-cell>
          <table:table-cell table:formula="of:=RANK([.F114];[.$F$3:.$F$200])"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gle-announces-assistant-app-discovery-channels-broad-ranking-factors-275360</text:p>
          </table:table-cell>
          <table:table-cell office:value-type="float" office:value="4474.000158" calcext:value-type="float">
            <text:p>4474.000158</text:p>
          </table:table-cell>
          <table:table-cell office:value-type="float" office:value="7147.143033" calcext:value-type="float">
            <text:p>7147.143033</text:p>
          </table:table-cell>
          <table:table-cell office:value-type="float" office:value="-2673.142875" calcext:value-type="float">
            <text:p>-2673.142875</text:p>
          </table:table-cell>
          <table:table-cell table:formula="of:=[.C115]/[.D115]" office:value-type="float" office:value="0.625984416058628" calcext:value-type="float">
            <text:p>0.6259844161</text:p>
          </table:table-cell>
          <table:table-cell table:formula="of:=RANK([.F115];[.$F$3:.$F$200])"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7-fundamental-technical-seo-questions-to-answer-with-a-log-analysis-and-how-to-easily-do-it-245903</text:p>
          </table:table-cell>
          <table:table-cell office:value-type="float" office:value="15528.678102" calcext:value-type="float">
            <text:p>15528.678102</text:p>
          </table:table-cell>
          <table:table-cell office:value-type="float" office:value="25407.281989" calcext:value-type="float">
            <text:p>25407.281989</text:p>
          </table:table-cell>
          <table:table-cell office:value-type="float" office:value="-9878.603887" calcext:value-type="float">
            <text:p>-9878.603887</text:p>
          </table:table-cell>
          <table:table-cell table:formula="of:=[.C116]/[.D116]" office:value-type="float" office:value="0.611190056013197" calcext:value-type="float">
            <text:p>0.611190056</text:p>
          </table:table-cell>
          <table:table-cell table:formula="of:=RANK([.F116];[.$F$3:.$F$200])"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ogle-merchant-center-multiple-account-login-273139</text:p>
          </table:table-cell>
          <table:table-cell office:value-type="float" office:value="3662.929315" calcext:value-type="float">
            <text:p>3662.929315</text:p>
          </table:table-cell>
          <table:table-cell office:value-type="float" office:value="6146.828852" calcext:value-type="float">
            <text:p>6146.828852</text:p>
          </table:table-cell>
          <table:table-cell office:value-type="float" office:value="-2483.899537" calcext:value-type="float">
            <text:p>-2483.899537</text:p>
          </table:table-cell>
          <table:table-cell table:formula="of:=[.C117]/[.D117]" office:value-type="float" office:value="0.595905531647947" calcext:value-type="float">
            <text:p>0.5959055316</text:p>
          </table:table-cell>
          <table:table-cell table:formula="of:=RANK([.F117];[.$F$3:.$F$200])"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erie-future-adwords-targeting-260922</text:p>
          </table:table-cell>
          <table:table-cell office:value-type="float" office:value="12541.403403" calcext:value-type="float">
            <text:p>12541.403403</text:p>
          </table:table-cell>
          <table:table-cell office:value-type="float" office:value="21100.962879" calcext:value-type="float">
            <text:p>21100.962879</text:p>
          </table:table-cell>
          <table:table-cell office:value-type="float" office:value="-8559.559476" calcext:value-type="float">
            <text:p>-8559.559476</text:p>
          </table:table-cell>
          <table:table-cell table:formula="of:=[.C118]/[.D118]" office:value-type="float" office:value="0.59435218548635" calcext:value-type="float">
            <text:p>0.5943521855</text:p>
          </table:table-cell>
          <table:table-cell table:formula="of:=RANK([.F118];[.$F$3:.$F$200])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dwords-2017-roadmap-loaded-artificial-intelligence-276303</text:p>
          </table:table-cell>
          <table:table-cell office:value-type="float" office:value="5406.154137" calcext:value-type="float">
            <text:p>5406.154137</text:p>
          </table:table-cell>
          <table:table-cell office:value-type="float" office:value="9541.215429" calcext:value-type="float">
            <text:p>9541.215429</text:p>
          </table:table-cell>
          <table:table-cell office:value-type="float" office:value="-4135.061292" calcext:value-type="float">
            <text:p>-4135.061292</text:p>
          </table:table-cell>
          <table:table-cell table:formula="of:=[.C119]/[.D119]" office:value-type="float" office:value="0.566610635429978" calcext:value-type="float">
            <text:p>0.5666106354</text:p>
          </table:table-cell>
          <table:table-cell table:formula="of:=RANK([.F119];[.$F$3:.$F$200])"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u-ready-fine-google-billions-shopping-search-case-report-276190</text:p>
          </table:table-cell>
          <table:table-cell office:value-type="float" office:value="12451.005113" calcext:value-type="float">
            <text:p>12451.005113</text:p>
          </table:table-cell>
          <table:table-cell office:value-type="float" office:value="22188.646516" calcext:value-type="float">
            <text:p>22188.646516</text:p>
          </table:table-cell>
          <table:table-cell office:value-type="float" office:value="-9737.641403" calcext:value-type="float">
            <text:p>-9737.641403</text:p>
          </table:table-cell>
          <table:table-cell table:formula="of:=[.C120]/[.D120]" office:value-type="float" office:value="0.561143064946377" calcext:value-type="float">
            <text:p>0.5611430649</text:p>
          </table:table-cell>
          <table:table-cell table:formula="of:=RANK([.F120];[.$F$3:.$F$200])"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archcap-seo-success-factors-google-news-spam-bing-ads-device-bidding-276903</text:p>
          </table:table-cell>
          <table:table-cell office:value-type="float" office:value="13549.330399" calcext:value-type="float">
            <text:p>13549.330399</text:p>
          </table:table-cell>
          <table:table-cell office:value-type="float" office:value="24857.418892" calcext:value-type="float">
            <text:p>24857.418892</text:p>
          </table:table-cell>
          <table:table-cell office:value-type="float" office:value="-11308.088493" calcext:value-type="float">
            <text:p>-11308.088493</text:p>
          </table:table-cell>
          <table:table-cell table:formula="of:=[.C121]/[.D121]" office:value-type="float" office:value="0.545081951503849" calcext:value-type="float">
            <text:p>0.5450819515</text:p>
          </table:table-cell>
          <table:table-cell table:formula="of:=RANK([.F121];[.$F$3:.$F$200])"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ch-retail-space-2017-retail-prediction-272463</text:p>
          </table:table-cell>
          <table:table-cell office:value-type="float" office:value="8092.172944" calcext:value-type="float">
            <text:p>8092.172944</text:p>
          </table:table-cell>
          <table:table-cell office:value-type="float" office:value="15077.088279" calcext:value-type="float">
            <text:p>15077.088279</text:p>
          </table:table-cell>
          <table:table-cell office:value-type="float" office:value="-6984.915335" calcext:value-type="float">
            <text:p>-6984.915335</text:p>
          </table:table-cell>
          <table:table-cell table:formula="of:=[.C122]/[.D122]" office:value-type="float" office:value="0.53671987549951" calcext:value-type="float">
            <text:p>0.5367198755</text:p>
          </table:table-cell>
          <table:table-cell table:formula="of:=RANK([.F122];[.$F$3:.$F$200])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ogle-search-quality-crisis-272174</text:p>
          </table:table-cell>
          <table:table-cell office:value-type="float" office:value="11733.920257" calcext:value-type="float">
            <text:p>11733.920257</text:p>
          </table:table-cell>
          <table:table-cell office:value-type="float" office:value="21963.087005" calcext:value-type="float">
            <text:p>21963.087005</text:p>
          </table:table-cell>
          <table:table-cell office:value-type="float" office:value="-10229.166748" calcext:value-type="float">
            <text:p>-10229.166748</text:p>
          </table:table-cell>
          <table:table-cell table:formula="of:=[.C123]/[.D123]" office:value-type="float" office:value="0.534256420981655" calcext:value-type="float">
            <text:p>0.534256421</text:p>
          </table:table-cell>
          <table:table-cell table:formula="of:=RANK([.F123];[.$F$3:.$F$200])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rticipate-in-our-audience-survey-enter-to-win-a-50-amazon-gift-card-230299</text:p>
          </table:table-cell>
          <table:table-cell office:value-type="float" office:value="12045.703393" calcext:value-type="float">
            <text:p>12045.703393</text:p>
          </table:table-cell>
          <table:table-cell office:value-type="float" office:value="22993.580428" calcext:value-type="float">
            <text:p>22993.580428</text:p>
          </table:table-cell>
          <table:table-cell office:value-type="float" office:value="-10947.877035" calcext:value-type="float">
            <text:p>-10947.877035</text:p>
          </table:table-cell>
          <table:table-cell table:formula="of:=[.C124]/[.D124]" office:value-type="float" office:value="0.523872453475387" calcext:value-type="float">
            <text:p>0.5238724535</text:p>
          </table:table-cell>
          <table:table-cell table:formula="of:=RANK([.F124];[.$F$3:.$F$200])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mall-business-seo-questions-answered-276500</text:p>
          </table:table-cell>
          <table:table-cell office:value-type="float" office:value="10213.11655" calcext:value-type="float">
            <text:p>10213.11655</text:p>
          </table:table-cell>
          <table:table-cell office:value-type="float" office:value="19558.675923" calcext:value-type="float">
            <text:p>19558.675923</text:p>
          </table:table-cell>
          <table:table-cell office:value-type="float" office:value="-9345.559373" calcext:value-type="float">
            <text:p>-9345.559373</text:p>
          </table:table-cell>
          <table:table-cell table:formula="of:=[.C125]/[.D125]" office:value-type="float" office:value="0.52217832077221" calcext:value-type="float">
            <text:p>0.5221783208</text:p>
          </table:table-cell>
          <table:table-cell table:formula="of:=RANK([.F125];[.$F$3:.$F$200])"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d-scientist-successful-local-seo-273241</text:p>
          </table:table-cell>
          <table:table-cell office:value-type="float" office:value="4081.189211" calcext:value-type="float">
            <text:p>4081.189211</text:p>
          </table:table-cell>
          <table:table-cell office:value-type="float" office:value="7828.210313" calcext:value-type="float">
            <text:p>7828.210313</text:p>
          </table:table-cell>
          <table:table-cell office:value-type="float" office:value="-3747.021102" calcext:value-type="float">
            <text:p>-3747.021102</text:p>
          </table:table-cell>
          <table:table-cell table:formula="of:=[.C126]/[.D126]" office:value-type="float" office:value="0.521343838223474" calcext:value-type="float">
            <text:p>0.5213438382</text:p>
          </table:table-cell>
          <table:table-cell table:formula="of:=RANK([.F126];[.$F$3:.$F$200])"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ing-visual-search-lets-search-specific-objects-within-images-276156</text:p>
          </table:table-cell>
          <table:table-cell office:value-type="float" office:value="10553.609087" calcext:value-type="float">
            <text:p>10553.609087</text:p>
          </table:table-cell>
          <table:table-cell office:value-type="float" office:value="20393.524636" calcext:value-type="float">
            <text:p>20393.524636</text:p>
          </table:table-cell>
          <table:table-cell office:value-type="float" office:value="-9839.915549" calcext:value-type="float">
            <text:p>-9839.915549</text:p>
          </table:table-cell>
          <table:table-cell table:formula="of:=[.C127]/[.D127]" office:value-type="float" office:value="0.517498042901818" calcext:value-type="float">
            <text:p>0.5174980429</text:p>
          </table:table-cell>
          <table:table-cell table:formula="of:=RANK([.F127];[.$F$3:.$F$200])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uch-happy-customer-worth-271868</text:p>
          </table:table-cell>
          <table:table-cell office:value-type="float" office:value="7795.684168" calcext:value-type="float">
            <text:p>7795.684168</text:p>
          </table:table-cell>
          <table:table-cell office:value-type="float" office:value="15296.29658" calcext:value-type="float">
            <text:p>15296.29658</text:p>
          </table:table-cell>
          <table:table-cell office:value-type="float" office:value="-7500.612412" calcext:value-type="float">
            <text:p>-7500.612412</text:p>
          </table:table-cell>
          <table:table-cell table:formula="of:=[.C128]/[.D128]" office:value-type="float" office:value="0.509645202499074" calcext:value-type="float">
            <text:p>0.5096452025</text:p>
          </table:table-cell>
          <table:table-cell table:formula="of:=RANK([.F128];[.$F$3:.$F$200])"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ip-dmoz-open-directory-project-closing-270291</text:p>
          </table:table-cell>
          <table:table-cell office:value-type="float" office:value="3895.363852" calcext:value-type="float">
            <text:p>3895.363852</text:p>
          </table:table-cell>
          <table:table-cell office:value-type="float" office:value="7659.644804" calcext:value-type="float">
            <text:p>7659.644804</text:p>
          </table:table-cell>
          <table:table-cell office:value-type="float" office:value="-3764.280952" calcext:value-type="float">
            <text:p>-3764.280952</text:p>
          </table:table-cell>
          <table:table-cell table:formula="of:=[.C129]/[.D129]" office:value-type="float" office:value="0.508556721842477" calcext:value-type="float">
            <text:p>0.5085567218</text:p>
          </table:table-cell>
          <table:table-cell table:formula="of:=RANK([.F129];[.$F$3:.$F$200])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archcap-offline-conversion-imports-adwords-google-business-updates-275341</text:p>
          </table:table-cell>
          <table:table-cell office:value-type="float" office:value="11534.338524" calcext:value-type="float">
            <text:p>11534.338524</text:p>
          </table:table-cell>
          <table:table-cell office:value-type="float" office:value="23672.778296" calcext:value-type="float">
            <text:p>23672.778296</text:p>
          </table:table-cell>
          <table:table-cell office:value-type="float" office:value="-12138.439772" calcext:value-type="float">
            <text:p>-12138.439772</text:p>
          </table:table-cell>
          <table:table-cell table:formula="of:=[.C130]/[.D130]" office:value-type="float" office:value="0.487240592539532" calcext:value-type="float">
            <text:p>0.4872405925</text:p>
          </table:table-cell>
          <table:table-cell table:formula="of:=RANK([.F130];[.$F$3:.$F$200])"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u-sources-say-1-17-billion-antitrust-fine-google-coming-weeks-277215</text:p>
          </table:table-cell>
          <table:table-cell office:value-type="float" office:value="9000.072438" calcext:value-type="float">
            <text:p>9000.072438</text:p>
          </table:table-cell>
          <table:table-cell office:value-type="float" office:value="18747.273816" calcext:value-type="float">
            <text:p>18747.273816</text:p>
          </table:table-cell>
          <table:table-cell office:value-type="float" office:value="-9747.201378" calcext:value-type="float">
            <text:p>-9747.201378</text:p>
          </table:table-cell>
          <table:table-cell table:formula="of:=[.C131]/[.D131]" office:value-type="float" office:value="0.480073664380942" calcext:value-type="float">
            <text:p>0.4800736644</text:p>
          </table:table-cell>
          <table:table-cell table:formula="of:=RANK([.F131];[.$F$3:.$F$200])"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ttp-https-seos-guide-securing-website-246940</text:p>
          </table:table-cell>
          <table:table-cell office:value-type="float" office:value="5484.922471" calcext:value-type="float">
            <text:p>5484.922471</text:p>
          </table:table-cell>
          <table:table-cell office:value-type="float" office:value="11689.738248" calcext:value-type="float">
            <text:p>11689.738248</text:p>
          </table:table-cell>
          <table:table-cell office:value-type="float" office:value="-6204.815777" calcext:value-type="float">
            <text:p>-6204.815777</text:p>
          </table:table-cell>
          <table:table-cell table:formula="of:=[.C132]/[.D132]" office:value-type="float" office:value="0.469208322259775" calcext:value-type="float">
            <text:p>0.4692083223</text:p>
          </table:table-cell>
          <table:table-cell table:formula="of:=RANK([.F132];[.$F$3:.$F$200])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earchcap-eu-fine-google-seo-reputation-ppc-planning-277261</text:p>
          </table:table-cell>
          <table:table-cell office:value-type="float" office:value="11407.647294" calcext:value-type="float">
            <text:p>11407.647294</text:p>
          </table:table-cell>
          <table:table-cell office:value-type="float" office:value="25332.853318" calcext:value-type="float">
            <text:p>25332.853318</text:p>
          </table:table-cell>
          <table:table-cell office:value-type="float" office:value="-13925.206024" calcext:value-type="float">
            <text:p>-13925.206024</text:p>
          </table:table-cell>
          <table:table-cell table:formula="of:=[.C133]/[.D133]" office:value-type="float" office:value="0.450310399338017" calcext:value-type="float">
            <text:p>0.4503103993</text:p>
          </table:table-cell>
          <table:table-cell table:formula="of:=RANK([.F133];[.$F$3:.$F$200])"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e-google-showing-even-shopping-ads-desktop-season-262896</text:p>
          </table:table-cell>
          <table:table-cell office:value-type="float" office:value="6908.433509" calcext:value-type="float">
            <text:p>6908.433509</text:p>
          </table:table-cell>
          <table:table-cell office:value-type="float" office:value="15729.913666" calcext:value-type="float">
            <text:p>15729.913666</text:p>
          </table:table-cell>
          <table:table-cell office:value-type="float" office:value="-8821.480157" calcext:value-type="float">
            <text:p>-8821.480157</text:p>
          </table:table-cell>
          <table:table-cell table:formula="of:=[.C134]/[.D134]" office:value-type="float" office:value="0.43919080903365" calcext:value-type="float">
            <text:p>0.439190809</text:p>
          </table:table-cell>
          <table:table-cell table:formula="of:=RANK([.F134];[.$F$3:.$F$200])"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-must-technical-seo-audits-validations-2017-273207</text:p>
          </table:table-cell>
          <table:table-cell office:value-type="float" office:value="5443.577549" calcext:value-type="float">
            <text:p>5443.577549</text:p>
          </table:table-cell>
          <table:table-cell office:value-type="float" office:value="12583.207796" calcext:value-type="float">
            <text:p>12583.207796</text:p>
          </table:table-cell>
          <table:table-cell office:value-type="float" office:value="-7139.630247" calcext:value-type="float">
            <text:p>-7139.630247</text:p>
          </table:table-cell>
          <table:table-cell table:formula="of:=[.C135]/[.D135]" office:value-type="float" office:value="0.432606505213275" calcext:value-type="float">
            <text:p>0.4326065052</text:p>
          </table:table-cell>
          <table:table-cell table:formula="of:=RANK([.F135];[.$F$3:.$F$200])"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ptimize-content-seos-writers-274956</text:p>
          </table:table-cell>
          <table:table-cell office:value-type="float" office:value="3991.695762" calcext:value-type="float">
            <text:p>3991.695762</text:p>
          </table:table-cell>
          <table:table-cell office:value-type="float" office:value="9283.426382" calcext:value-type="float">
            <text:p>9283.426382</text:p>
          </table:table-cell>
          <table:table-cell office:value-type="float" office:value="-5291.73062" calcext:value-type="float">
            <text:p>-5291.73062</text:p>
          </table:table-cell>
          <table:table-cell table:formula="of:=[.C136]/[.D136]" office:value-type="float" office:value="0.429980871043439" calcext:value-type="float">
            <text:p>0.429980871</text:p>
          </table:table-cell>
          <table:table-cell table:formula="of:=RANK([.F136];[.$F$3:.$F$200])"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ttend-martech-vendor-agnostic-graduate-level-marketing-technology-management-insights-273005</text:p>
          </table:table-cell>
          <table:table-cell office:value-type="float" office:value="3803.488573" calcext:value-type="float">
            <text:p>3803.488573</text:p>
          </table:table-cell>
          <table:table-cell office:value-type="float" office:value="8950.286819" calcext:value-type="float">
            <text:p>8950.286819</text:p>
          </table:table-cell>
          <table:table-cell office:value-type="float" office:value="-5146.798246" calcext:value-type="float">
            <text:p>-5146.798246</text:p>
          </table:table-cell>
          <table:table-cell table:formula="of:=[.C137]/[.D137]" office:value-type="float" office:value="0.42495717175519" calcext:value-type="float">
            <text:p>0.4249571718</text:p>
          </table:table-cell>
          <table:table-cell table:formula="of:=RANK([.F137];[.$F$3:.$F$200])"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ocal-seo-ranking-2016-beyond-251404</text:p>
          </table:table-cell>
          <table:table-cell office:value-type="float" office:value="10250.911957" calcext:value-type="float">
            <text:p>10250.911957</text:p>
          </table:table-cell>
          <table:table-cell office:value-type="float" office:value="24469.750819" calcext:value-type="float">
            <text:p>24469.750819</text:p>
          </table:table-cell>
          <table:table-cell office:value-type="float" office:value="-14218.838862" calcext:value-type="float">
            <text:p>-14218.838862</text:p>
          </table:table-cell>
          <table:table-cell table:formula="of:=[.C138]/[.D138]" office:value-type="float" office:value="0.418921795846016" calcext:value-type="float">
            <text:p>0.4189217958</text:p>
          </table:table-cell>
          <table:table-cell table:formula="of:=RANK([.F138];[.$F$3:.$F$200])"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o-website-design-everything-need-know-272899</text:p>
          </table:table-cell>
          <table:table-cell office:value-type="float" office:value="7746.595022" calcext:value-type="float">
            <text:p>7746.595022</text:p>
          </table:table-cell>
          <table:table-cell office:value-type="float" office:value="19250.795226" calcext:value-type="float">
            <text:p>19250.795226</text:p>
          </table:table-cell>
          <table:table-cell office:value-type="float" office:value="-11504.200204" calcext:value-type="float">
            <text:p>-11504.200204</text:p>
          </table:table-cell>
          <table:table-cell table:formula="of:=[.C139]/[.D139]" office:value-type="float" office:value="0.402403897140701" calcext:value-type="float">
            <text:p>0.4024038971</text:p>
          </table:table-cell>
          <table:table-cell table:formula="of:=RANK([.F139];[.$F$3:.$F$200])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mb-websites-matter-anymore-yp-doubles-yes-new-pro-seo-product-276727</text:p>
          </table:table-cell>
          <table:table-cell office:value-type="float" office:value="7916.7398" calcext:value-type="float">
            <text:p>7916.7398</text:p>
          </table:table-cell>
          <table:table-cell office:value-type="float" office:value="21575.891764" calcext:value-type="float">
            <text:p>21575.891764</text:p>
          </table:table-cell>
          <table:table-cell office:value-type="float" office:value="-13659.151964" calcext:value-type="float">
            <text:p>-13659.151964</text:p>
          </table:table-cell>
          <table:table-cell table:formula="of:=[.C140]/[.D140]" office:value-type="float" office:value="0.366925264855532" calcext:value-type="float">
            <text:p>0.3669252649</text:p>
          </table:table-cell>
          <table:table-cell table:formula="of:=RANK([.F140];[.$F$3:.$F$200])"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uyers-guide-content-marketing-tools-275035</text:p>
          </table:table-cell>
          <table:table-cell office:value-type="float" office:value="3435.724045" calcext:value-type="float">
            <text:p>3435.724045</text:p>
          </table:table-cell>
          <table:table-cell office:value-type="float" office:value="9413.036619" calcext:value-type="float">
            <text:p>9413.036619</text:p>
          </table:table-cell>
          <table:table-cell office:value-type="float" office:value="-5977.312574" calcext:value-type="float">
            <text:p>-5977.312574</text:p>
          </table:table-cell>
          <table:table-cell table:formula="of:=[.C141]/[.D141]" office:value-type="float" office:value="0.364996353893394" calcext:value-type="float">
            <text:p>0.3649963539</text:p>
          </table:table-cell>
          <table:table-cell table:formula="of:=RANK([.F141];[.$F$3:.$F$200])"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o-shops-12-tips-xmas-234353</text:p>
          </table:table-cell>
          <table:table-cell office:value-type="float" office:value="6493.193466" calcext:value-type="float">
            <text:p>6493.193466</text:p>
          </table:table-cell>
          <table:table-cell office:value-type="float" office:value="17808.067444" calcext:value-type="float">
            <text:p>17808.067444</text:p>
          </table:table-cell>
          <table:table-cell office:value-type="float" office:value="-11314.873978" calcext:value-type="float">
            <text:p>-11314.873978</text:p>
          </table:table-cell>
          <table:table-cell table:formula="of:=[.C142]/[.D142]" office:value-type="float" office:value="0.364620893671858" calcext:value-type="float">
            <text:p>0.3646208937</text:p>
          </table:table-cell>
          <table:table-cell table:formula="of:=RANK([.F142];[.$F$3:.$F$200])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id-search-kpi-says-273702</text:p>
          </table:table-cell>
          <table:table-cell office:value-type="float" office:value="7422.647736" calcext:value-type="float">
            <text:p>7422.647736</text:p>
          </table:table-cell>
          <table:table-cell office:value-type="float" office:value="20614.056075" calcext:value-type="float">
            <text:p>20614.056075</text:p>
          </table:table-cell>
          <table:table-cell office:value-type="float" office:value="-13191.408339" calcext:value-type="float">
            <text:p>-13191.408339</text:p>
          </table:table-cell>
          <table:table-cell table:formula="of:=[.C143]/[.D143]" office:value-type="float" office:value="0.360077012936912" calcext:value-type="float">
            <text:p>0.3600770129</text:p>
          </table:table-cell>
          <table:table-cell table:formula="of:=RANK([.F143];[.$F$3:.$F$200])"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yext-ipo-triumph-local-seo-274548</text:p>
          </table:table-cell>
          <table:table-cell office:value-type="float" office:value="8671.164581" calcext:value-type="float">
            <text:p>8671.164581</text:p>
          </table:table-cell>
          <table:table-cell office:value-type="float" office:value="24208.368538" calcext:value-type="float">
            <text:p>24208.368538</text:p>
          </table:table-cell>
          <table:table-cell office:value-type="float" office:value="-15537.203957" calcext:value-type="float">
            <text:p>-15537.203957</text:p>
          </table:table-cell>
          <table:table-cell table:formula="of:=[.C144]/[.D144]" office:value-type="float" office:value="0.358188721697161" calcext:value-type="float">
            <text:p>0.3581887217</text:p>
          </table:table-cell>
          <table:table-cell table:formula="of:=RANK([.F144];[.$F$3:.$F$200])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res-still-time-feed-search-marketing-obsession-smx-west-270808</text:p>
          </table:table-cell>
          <table:table-cell office:value-type="float" office:value="8626.383771" calcext:value-type="float">
            <text:p>8626.383771</text:p>
          </table:table-cell>
          <table:table-cell office:value-type="float" office:value="24696.297985" calcext:value-type="float">
            <text:p>24696.297985</text:p>
          </table:table-cell>
          <table:table-cell office:value-type="float" office:value="-16069.914214" calcext:value-type="float">
            <text:p>-16069.914214</text:p>
          </table:table-cell>
          <table:table-cell table:formula="of:=[.C145]/[.D145]" office:value-type="float" office:value="0.349298659104271" calcext:value-type="float">
            <text:p>0.3492986591</text:p>
          </table:table-cell>
          <table:table-cell table:formula="of:=RANK([.F145];[.$F$3:.$F$200])"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ed-help-explaining-local-search-use-pizza-227448</text:p>
          </table:table-cell>
          <table:table-cell office:value-type="float" office:value="5947.634057" calcext:value-type="float">
            <text:p>5947.634057</text:p>
          </table:table-cell>
          <table:table-cell office:value-type="float" office:value="17074.399527" calcext:value-type="float">
            <text:p>17074.399527</text:p>
          </table:table-cell>
          <table:table-cell office:value-type="float" office:value="-11126.76547" calcext:value-type="float">
            <text:p>-11126.76547</text:p>
          </table:table-cell>
          <table:table-cell table:formula="of:=[.C146]/[.D146]" office:value-type="float" office:value="0.348336352771582" calcext:value-type="float">
            <text:p>0.3483363528</text:p>
          </table:table-cell>
          <table:table-cell table:formula="of:=RANK([.F146];[.$F$3:.$F$200])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words-maximize-conversions-smart-bidding-276064</text:p>
          </table:table-cell>
          <table:table-cell office:value-type="float" office:value="5736.336109" calcext:value-type="float">
            <text:p>5736.336109</text:p>
          </table:table-cell>
          <table:table-cell office:value-type="float" office:value="17369.429935" calcext:value-type="float">
            <text:p>17369.429935</text:p>
          </table:table-cell>
          <table:table-cell office:value-type="float" office:value="-11633.093826" calcext:value-type="float">
            <text:p>-11633.093826</text:p>
          </table:table-cell>
          <table:table-cell table:formula="of:=[.C147]/[.D147]" office:value-type="float" office:value="0.330254713624256" calcext:value-type="float">
            <text:p>0.3302547136</text:p>
          </table:table-cell>
          <table:table-cell table:formula="of:=RANK([.F147];[.$F$3:.$F$200])"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nterprise-call-analytics-platforms-marketers-guide-updated-2017-274711</text:p>
          </table:table-cell>
          <table:table-cell office:value-type="float" office:value="5364.95544" calcext:value-type="float">
            <text:p>5364.95544</text:p>
          </table:table-cell>
          <table:table-cell office:value-type="float" office:value="17324.342609" calcext:value-type="float">
            <text:p>17324.342609</text:p>
          </table:table-cell>
          <table:table-cell office:value-type="float" office:value="-11959.387169" calcext:value-type="float">
            <text:p>-11959.387169</text:p>
          </table:table-cell>
          <table:table-cell table:formula="of:=[.C148]/[.D148]" office:value-type="float" office:value="0.309677288257559" calcext:value-type="float">
            <text:p>0.3096772883</text:p>
          </table:table-cell>
          <table:table-cell table:formula="of:=RANK([.F148];[.$F$3:.$F$200])"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7-key-questions-unlock-growth-opportunities-seo-audits-227428</text:p>
          </table:table-cell>
          <table:table-cell office:value-type="float" office:value="6232.782985" calcext:value-type="float">
            <text:p>6232.782985</text:p>
          </table:table-cell>
          <table:table-cell office:value-type="float" office:value="20435.931754" calcext:value-type="float">
            <text:p>20435.931754</text:p>
          </table:table-cell>
          <table:table-cell office:value-type="float" office:value="-14203.148769" calcext:value-type="float">
            <text:p>-14203.148769</text:p>
          </table:table-cell>
          <table:table-cell table:formula="of:=[.C149]/[.D149]" office:value-type="float" office:value="0.304991377933136" calcext:value-type="float">
            <text:p>0.3049913779</text:p>
          </table:table-cell>
          <table:table-cell table:formula="of:=RANK([.F149];[.$F$3:.$F$200])"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oogle-optimize-surveys-adwords-integrations-275671</text:p>
          </table:table-cell>
          <table:table-cell office:value-type="float" office:value="6194.471217" calcext:value-type="float">
            <text:p>6194.471217</text:p>
          </table:table-cell>
          <table:table-cell office:value-type="float" office:value="20345.969019" calcext:value-type="float">
            <text:p>20345.969019</text:p>
          </table:table-cell>
          <table:table-cell office:value-type="float" office:value="-14151.497802" calcext:value-type="float">
            <text:p>-14151.497802</text:p>
          </table:table-cell>
          <table:table-cell table:formula="of:=[.C150]/[.D150]" office:value-type="float" office:value="0.304456927621158" calcext:value-type="float">
            <text:p>0.3044569276</text:p>
          </table:table-cell>
          <table:table-cell table:formula="of:=RANK([.F150];[.$F$3:.$F$200])"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op-worrying-google-updates-276482</text:p>
          </table:table-cell>
          <table:table-cell office:value-type="float" office:value="6683.910088" calcext:value-type="float">
            <text:p>6683.910088</text:p>
          </table:table-cell>
          <table:table-cell office:value-type="float" office:value="22683.475046" calcext:value-type="float">
            <text:p>22683.475046</text:p>
          </table:table-cell>
          <table:table-cell office:value-type="float" office:value="-15999.564958" calcext:value-type="float">
            <text:p>-15999.564958</text:p>
          </table:table-cell>
          <table:table-cell table:formula="of:=[.C151]/[.D151]" office:value-type="float" office:value="0.294659882334856" calcext:value-type="float">
            <text:p>0.2946598823</text:p>
          </table:table-cell>
          <table:table-cell table:formula="of:=RANK([.F151];[.$F$3:.$F$200])"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wiggle-offers-plug-play-semantic-search-online-retailers-271568</text:p>
          </table:table-cell>
          <table:table-cell office:value-type="float" office:value="4679.779122" calcext:value-type="float">
            <text:p>4679.779122</text:p>
          </table:table-cell>
          <table:table-cell office:value-type="float" office:value="16456.468154" calcext:value-type="float">
            <text:p>16456.468154</text:p>
          </table:table-cell>
          <table:table-cell office:value-type="float" office:value="-11776.689032" calcext:value-type="float">
            <text:p>-11776.689032</text:p>
          </table:table-cell>
          <table:table-cell table:formula="of:=[.C152]/[.D152]" office:value-type="float" office:value="0.284373237210228" calcext:value-type="float">
            <text:p>0.2843732372</text:p>
          </table:table-cell>
          <table:table-cell table:formula="of:=RANK([.F152];[.$F$3:.$F$200])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ginners-guide-bing-ads-management-274706</text:p>
          </table:table-cell>
          <table:table-cell office:value-type="float" office:value="3347.841322" calcext:value-type="float">
            <text:p>3347.841322</text:p>
          </table:table-cell>
          <table:table-cell office:value-type="float" office:value="11855.54461" calcext:value-type="float">
            <text:p>11855.54461</text:p>
          </table:table-cell>
          <table:table-cell office:value-type="float" office:value="-8507.703288" calcext:value-type="float">
            <text:p>-8507.703288</text:p>
          </table:table-cell>
          <table:table-cell table:formula="of:=[.C153]/[.D153]" office:value-type="float" office:value="0.282386126671578" calcext:value-type="float">
            <text:p>0.2823861267</text:p>
          </table:table-cell>
          <table:table-cell table:formula="of:=RANK([.F153];[.$F$3:.$F$200])"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archcap-googles-latest-smart-bidding-option-zaha-hadid-google-doodle-276102</text:p>
          </table:table-cell>
          <table:table-cell office:value-type="float" office:value="5993.38934" calcext:value-type="float">
            <text:p>5993.38934</text:p>
          </table:table-cell>
          <table:table-cell office:value-type="float" office:value="21453.926257" calcext:value-type="float">
            <text:p>21453.926257</text:p>
          </table:table-cell>
          <table:table-cell office:value-type="float" office:value="-15460.536917" calcext:value-type="float">
            <text:p>-15460.536917</text:p>
          </table:table-cell>
          <table:table-cell table:formula="of:=[.C154]/[.D154]" office:value-type="float" office:value="0.279360955575415" calcext:value-type="float">
            <text:p>0.2793609556</text:p>
          </table:table-cell>
          <table:table-cell table:formula="of:=RANK([.F154];[.$F$3:.$F$200])"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7-real-world-tips-better-social-engagement-275453</text:p>
          </table:table-cell>
          <table:table-cell office:value-type="float" office:value="5859.954047" calcext:value-type="float">
            <text:p>5859.954047</text:p>
          </table:table-cell>
          <table:table-cell office:value-type="float" office:value="21741.460847" calcext:value-type="float">
            <text:p>21741.460847</text:p>
          </table:table-cell>
          <table:table-cell office:value-type="float" office:value="-15881.5068" calcext:value-type="float">
            <text:p>-15881.5068</text:p>
          </table:table-cell>
          <table:table-cell table:formula="of:=[.C155]/[.D155]" office:value-type="float" office:value="0.269528992933729" calcext:value-type="float">
            <text:p>0.2695289929</text:p>
          </table:table-cell>
          <table:table-cell table:formula="of:=RANK([.F155];[.$F$3:.$F$200])"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ey-local-seo-253785</text:p>
          </table:table-cell>
          <table:table-cell office:value-type="float" office:value="5567.257906" calcext:value-type="float">
            <text:p>5567.257906</text:p>
          </table:table-cell>
          <table:table-cell office:value-type="float" office:value="21409.636532" calcext:value-type="float">
            <text:p>21409.636532</text:p>
          </table:table-cell>
          <table:table-cell office:value-type="float" office:value="-15842.378626" calcext:value-type="float">
            <text:p>-15842.378626</text:p>
          </table:table-cell>
          <table:table-cell table:formula="of:=[.C156]/[.D156]" office:value-type="float" office:value="0.260035143412121" calcext:value-type="float">
            <text:p>0.2600351434</text:p>
          </table:table-cell>
          <table:table-cell table:formula="of:=RANK([.F156];[.$F$3:.$F$200])"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oogle-shopping-ads-carousel-youtube-262662</text:p>
          </table:table-cell>
          <table:table-cell office:value-type="float" office:value="2875.457806" calcext:value-type="float">
            <text:p>2875.457806</text:p>
          </table:table-cell>
          <table:table-cell office:value-type="float" office:value="12086.089435" calcext:value-type="float">
            <text:p>12086.089435</text:p>
          </table:table-cell>
          <table:table-cell office:value-type="float" office:value="-9210.631629" calcext:value-type="float">
            <text:p>-9210.631629</text:p>
          </table:table-cell>
          <table:table-cell table:formula="of:=[.C157]/[.D157]" office:value-type="float" office:value="0.237914655643122" calcext:value-type="float">
            <text:p>0.2379146556</text:p>
          </table:table-cell>
          <table:table-cell table:formula="of:=RANK([.F157];[.$F$3:.$F$200])"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oogles-latest-search-update-gives-art-lovers-deeper-dive-masterpieces-276063</text:p>
          </table:table-cell>
          <table:table-cell office:value-type="float" office:value="2989.721812" calcext:value-type="float">
            <text:p>2989.721812</text:p>
          </table:table-cell>
          <table:table-cell office:value-type="float" office:value="13242.404717" calcext:value-type="float">
            <text:p>13242.404717</text:p>
          </table:table-cell>
          <table:table-cell office:value-type="float" office:value="-10252.682905" calcext:value-type="float">
            <text:p>-10252.682905</text:p>
          </table:table-cell>
          <table:table-cell table:formula="of:=[.C158]/[.D158]" office:value-type="float" office:value="0.225768799239456" calcext:value-type="float">
            <text:p>0.2257687992</text:p>
          </table:table-cell>
          <table:table-cell table:formula="of:=RANK([.F158];[.$F$3:.$F$200])"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oogle-begins-experimenting-mobile-first-index-hopes-expand-upcoming-months-262527</text:p>
          </table:table-cell>
          <table:table-cell office:value-type="float" office:value="4304.466889" calcext:value-type="float">
            <text:p>4304.466889</text:p>
          </table:table-cell>
          <table:table-cell office:value-type="float" office:value="19210.246778" calcext:value-type="float">
            <text:p>19210.246778</text:p>
          </table:table-cell>
          <table:table-cell office:value-type="float" office:value="-14905.779889" calcext:value-type="float">
            <text:p>-14905.779889</text:p>
          </table:table-cell>
          <table:table-cell table:formula="of:=[.C159]/[.D159]" office:value-type="float" office:value="0.224071399953569" calcext:value-type="float">
            <text:p>0.2240714</text:p>
          </table:table-cell>
          <table:table-cell table:formula="of:=RANK([.F159];[.$F$3:.$F$200])"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oogle-rolls-new-event-search-feature-app-mobile-web-274857</text:p>
          </table:table-cell>
          <table:table-cell office:value-type="float" office:value="5188.595424" calcext:value-type="float">
            <text:p>5188.595424</text:p>
          </table:table-cell>
          <table:table-cell office:value-type="float" office:value="23625.225221" calcext:value-type="float">
            <text:p>23625.225221</text:p>
          </table:table-cell>
          <table:table-cell office:value-type="float" office:value="-18436.629797" calcext:value-type="float">
            <text:p>-18436.629797</text:p>
          </table:table-cell>
          <table:table-cell table:formula="of:=[.C160]/[.D160]" office:value-type="float" office:value="0.219620993047209" calcext:value-type="float">
            <text:p>0.219620993</text:p>
          </table:table-cell>
          <table:table-cell table:formula="of:=RANK([.F160];[.$F$3:.$F$200])"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oogles-one-true-answer-problem-featured-snippets-270549</text:p>
          </table:table-cell>
          <table:table-cell office:value-type="float" office:value="4384.244022" calcext:value-type="float">
            <text:p>4384.244022</text:p>
          </table:table-cell>
          <table:table-cell office:value-type="float" office:value="20960.121792" calcext:value-type="float">
            <text:p>20960.121792</text:p>
          </table:table-cell>
          <table:table-cell office:value-type="float" office:value="-16575.87777" calcext:value-type="float">
            <text:p>-16575.87777</text:p>
          </table:table-cell>
          <table:table-cell table:formula="of:=[.C161]/[.D161]" office:value-type="float" office:value="0.209170732188845" calcext:value-type="float">
            <text:p>0.2091707322</text:p>
          </table:table-cell>
          <table:table-cell table:formula="of:=RANK([.F161];[.$F$3:.$F$200])"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lsa-vs-customer-match-search-similar-different-237453</text:p>
          </table:table-cell>
          <table:table-cell office:value-type="float" office:value="5095.950445" calcext:value-type="float">
            <text:p>5095.950445</text:p>
          </table:table-cell>
          <table:table-cell office:value-type="float" office:value="25294.681755" calcext:value-type="float">
            <text:p>25294.681755</text:p>
          </table:table-cell>
          <table:table-cell office:value-type="float" office:value="-20198.73131" calcext:value-type="float">
            <text:p>-20198.73131</text:p>
          </table:table-cell>
          <table:table-cell table:formula="of:=[.C162]/[.D162]" office:value-type="float" office:value="0.201463315267554" calcext:value-type="float">
            <text:p>0.2014633153</text:p>
          </table:table-cell>
          <table:table-cell table:formula="of:=RANK([.F162];[.$F$3:.$F$200])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year-review-search-engine-lands-top-10-columns-2016-264747</text:p>
          </table:table-cell>
          <table:table-cell office:value-type="float" office:value="2517.282449" calcext:value-type="float">
            <text:p>2517.282449</text:p>
          </table:table-cell>
          <table:table-cell office:value-type="float" office:value="14411.006576" calcext:value-type="float">
            <text:p>14411.006576</text:p>
          </table:table-cell>
          <table:table-cell office:value-type="float" office:value="-11893.724127" calcext:value-type="float">
            <text:p>-11893.724127</text:p>
          </table:table-cell>
          <table:table-cell table:formula="of:=[.C163]/[.D163]" office:value-type="float" office:value="0.17467776700569" calcext:value-type="float">
            <text:p>0.174677767</text:p>
          </table:table-cell>
          <table:table-cell table:formula="of:=RANK([.F163];[.$F$3:.$F$200])"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7-ways-small-retailers-can-compete-with-retail-giants-using-google-shopping-269454</text:p>
          </table:table-cell>
          <table:table-cell office:value-type="float" office:value="3846.927951" calcext:value-type="float">
            <text:p>3846.927951</text:p>
          </table:table-cell>
          <table:table-cell office:value-type="float" office:value="22634.677206" calcext:value-type="float">
            <text:p>22634.677206</text:p>
          </table:table-cell>
          <table:table-cell office:value-type="float" office:value="-18787.749255" calcext:value-type="float">
            <text:p>-18787.749255</text:p>
          </table:table-cell>
          <table:table-cell table:formula="of:=[.C164]/[.D164]" office:value-type="float" office:value="0.169957270253461" calcext:value-type="float">
            <text:p>0.1699572703</text:p>
          </table:table-cell>
          <table:table-cell table:formula="of:=RANK([.F164];[.$F$3:.$F$200])"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aby-come-back-grow-customer-revenue-people-based-search-marketing-277072</text:p>
          </table:table-cell>
          <table:table-cell office:value-type="float" office:value="3571.505278" calcext:value-type="float">
            <text:p>3571.505278</text:p>
          </table:table-cell>
          <table:table-cell office:value-type="float" office:value="21238.693283" calcext:value-type="float">
            <text:p>21238.693283</text:p>
          </table:table-cell>
          <table:table-cell office:value-type="float" office:value="-17667.188005" calcext:value-type="float">
            <text:p>-17667.188005</text:p>
          </table:table-cell>
          <table:table-cell table:formula="of:=[.C165]/[.D165]" office:value-type="float" office:value="0.168160311484828" calcext:value-type="float">
            <text:p>0.1681603115</text:p>
          </table:table-cell>
          <table:table-cell table:formula="of:=RANK([.F165];[.$F$3:.$F$200])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oogle-expands-fact-checking-272698</text:p>
          </table:table-cell>
          <table:table-cell office:value-type="float" office:value="3296.289632" calcext:value-type="float">
            <text:p>3296.289632</text:p>
          </table:table-cell>
          <table:table-cell office:value-type="float" office:value="19990.625029" calcext:value-type="float">
            <text:p>19990.625029</text:p>
          </table:table-cell>
          <table:table-cell office:value-type="float" office:value="-16694.335397" calcext:value-type="float">
            <text:p>-16694.335397</text:p>
          </table:table-cell>
          <table:table-cell table:formula="of:=[.C166]/[.D166]" office:value-type="float" office:value="0.164891774380148" calcext:value-type="float">
            <text:p>0.1648917744</text:p>
          </table:table-cell>
          <table:table-cell table:formula="of:=RANK([.F166];[.$F$3:.$F$200])"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pare-paid-search-organic-search-without-sounding-foolish-275575</text:p>
          </table:table-cell>
          <table:table-cell office:value-type="float" office:value="2758.165824" calcext:value-type="float">
            <text:p>2758.165824</text:p>
          </table:table-cell>
          <table:table-cell office:value-type="float" office:value="20869.075973" calcext:value-type="float">
            <text:p>20869.075973</text:p>
          </table:table-cell>
          <table:table-cell office:value-type="float" office:value="-18110.910149" calcext:value-type="float">
            <text:p>-18110.910149</text:p>
          </table:table-cell>
          <table:table-cell table:formula="of:=[.C167]/[.D167]" office:value-type="float" office:value="0.132165210743804" calcext:value-type="float">
            <text:p>0.1321652107</text:p>
          </table:table-cell>
          <table:table-cell table:formula="of:=RANK([.F167];[.$F$3:.$F$200])"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yext-launches-app-directory-26-partners-two-way-data-exchange-276971</text:p>
          </table:table-cell>
          <table:table-cell office:value-type="float" office:value="2560.296177" calcext:value-type="float">
            <text:p>2560.296177</text:p>
          </table:table-cell>
          <table:table-cell office:value-type="float" office:value="24601.329381" calcext:value-type="float">
            <text:p>24601.329381</text:p>
          </table:table-cell>
          <table:table-cell office:value-type="float" office:value="-22041.033204" calcext:value-type="float">
            <text:p>-22041.033204</text:p>
          </table:table-cell>
          <table:table-cell table:formula="of:=[.C168]/[.D168]" office:value-type="float" office:value="0.104071456357044" calcext:value-type="float">
            <text:p>0.1040714564</text:p>
          </table:table-cell>
          <table:table-cell table:formula="of:=RANK([.F168];[.$F$3:.$F$200])" office:value-type="float" office:value="166" calcext:value-type="float">
            <text:p>16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compare_result.A2:compare_result.G168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1T04:38:50.523283418</dc:date>
    <meta:editing-duration>P2DT12H54M58S</meta:editing-duration>
    <meta:editing-cycles>3</meta:editing-cycles>
    <meta:generator>LibreOffice/5.1.6.2$Linux_X86_64 LibreOffice_project/10m0$Build-2</meta:generator>
    <meta:document-statistic meta:table-count="1" meta:cell-count="1267" meta:object-count="0"/>
  </office:meta>
</office:document-meta>
</file>